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bles32-key-sens" table:style-name="ta1">
        <table:shapes>
          <draw:frame draw:z-index="0" draw:style-name="gr1" draw:text-style-name="P1" svg:width="15.999cm" svg:height="8.999cm" svg:x="31.198cm" svg:y="1.056cm">
            <draw:object draw:notify-on-update-of-ranges="'variables32-key-sens'.I3:'variables32-key-sens'.I10 'variables32-key-sens'.K2:'variables32-key-sens'.K2 'variables32-key-sens'.M3:'variables32-key-sens'.M10 'variables32-key-sens'.L2:'variables32-key-sens'.L2 'variables32-key-sens'.N3:'variables32-key-sens'.N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1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Importância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penas 90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office:value-type="string" calcext:value-type="string">
            <text:p>637,124927170129</text:p>
          </table:table-cell>
          <table:table-cell table:style-name="ce2" office:value-type="float" office:value="37.43" calcext:value-type="float">
            <text:p>37,43</text:p>
          </table:table-cell>
          <table:table-cell table:style-name="ce2" office:value-type="float" office:value="42.27" calcext:value-type="float">
            <text:p>42,27</text:p>
          </table:table-cell>
          <table:table-cell table:style-name="ce3" table:formula="of:=[.K3]/100" office:value-type="percentage" office:value="0.3743" calcext:value-type="percentage">
            <text:p>37,43%</text:p>
          </table:table-cell>
          <table:table-cell table:style-name="ce3" table:formula="of:=[.L3]/100" office:value-type="percentage" office:value="0.4227" calcext:value-type="percentage">
            <text:p>42,27%</text:p>
          </table:table-cell>
          <table:table-cell table:formula="of:=SUM([.L3:.L4])" office:value-type="float" office:value="72.41" calcext:value-type="float">
            <text:p>72,41</text:p>
          </table:table-cell>
          <table:table-cell table:style-name="ce3" table:formula="of:=SUM([.M3:.M4])" office:value-type="percentage" office:value="0.6233" calcext:value-type="percentage">
            <text:p>62,33%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c</text:p>
          </table:table-cell>
          <table:table-cell office:value-type="string" calcext:value-type="string">
            <text:p>423,799786995465</text:p>
          </table:table-cell>
          <table:table-cell table:style-name="ce2" office:value-type="float" office:value="24.9" calcext:value-type="float">
            <text:p>24,9</text:p>
          </table:table-cell>
          <table:table-cell table:style-name="ce2" office:value-type="float" office:value="30.14" calcext:value-type="float">
            <text:p>30,14</text:p>
          </table:table-cell>
          <table:table-cell table:style-name="ce3" table:formula="of:=[.K4]/100" office:value-type="percentage" office:value="0.249" calcext:value-type="percentage">
            <text:p>24,90%</text:p>
          </table:table-cell>
          <table:table-cell table:style-name="ce3" table:formula="of:=[.L4]/100" office:value-type="percentage" office:value="0.3014" calcext:value-type="percentage">
            <text:p>30,14%</text:p>
          </table:table-cell>
          <table:table-cell table:formula="of:=SUM([.L3:.L5])" office:value-type="float" office:value="88.18" calcext:value-type="float">
            <text:p>88,1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gy</text:p>
          </table:table-cell>
          <table:table-cell office:value-type="string" calcext:value-type="string">
            <text:p>222,027162705344</text:p>
          </table:table-cell>
          <table:table-cell table:style-name="ce2" office:value-type="float" office:value="13.05" calcext:value-type="float">
            <text:p>13,05</text:p>
          </table:table-cell>
          <table:table-cell table:style-name="ce2" office:value-type="float" office:value="15.77" calcext:value-type="float">
            <text:p>15,77</text:p>
          </table:table-cell>
          <table:table-cell table:style-name="ce3" table:formula="of:=[.K5]/100" office:value-type="percentage" office:value="0.1305" calcext:value-type="percentage">
            <text:p>13,05%</text:p>
          </table:table-cell>
          <table:table-cell table:style-name="ce3" table:formula="of:=[.L5]/100" office:value-type="percentage" office:value="0.1577" calcext:value-type="percentage">
            <text:p>15,77%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ft</text:p>
          </table:table-cell>
          <table:table-cell office:value-type="string" calcext:value-type="string">
            <text:p>211,99922084971</text:p>
          </table:table-cell>
          <table:table-cell table:style-name="ce2" office:value-type="float" office:value="12.46" calcext:value-type="float">
            <text:p>12,46</text:p>
          </table:table-cell>
          <table:table-cell table:style-name="ce2" office:value-type="float" office:value="7.5" calcext:value-type="float">
            <text:p>7,5</text:p>
          </table:table-cell>
          <table:table-cell table:style-name="ce3" table:formula="of:=[.K6]/100" office:value-type="percentage" office:value="0.1246" calcext:value-type="percentage">
            <text:p>12,46%</text:p>
          </table:table-cell>
          <table:table-cell table:style-name="ce3" table:formula="of:=[.L6]/100" office:value-type="percentage" office:value="0.075" calcext:value-type="percentage">
            <text:p>7,50%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139,312352074</text:p>
          </table:table-cell>
          <table:table-cell table:style-name="ce2" office:value-type="float" office:value="8.19" calcext:value-type="float">
            <text:p>8,19</text:p>
          </table:table-cell>
          <table:table-cell table:style-name="ce2" office:value-type="float" office:value="2.9" calcext:value-type="float">
            <text:p>2,9</text:p>
          </table:table-cell>
          <table:table-cell table:style-name="ce3" table:formula="of:=[.K7]/100" office:value-type="percentage" office:value="0.0819" calcext:value-type="percentage">
            <text:p>8,19%</text:p>
          </table:table-cell>
          <table:table-cell table:style-name="ce3" table:formula="of:=[.L7]/100" office:value-type="percentage" office:value="0.029" calcext:value-type="percentage">
            <text:p>2,90%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y</text:p>
          </table:table-cell>
          <table:table-cell office:value-type="string" calcext:value-type="string">
            <text:p>32,7600937403081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0.7" calcext:value-type="float">
            <text:p>0,7</text:p>
          </table:table-cell>
          <table:table-cell table:style-name="ce3" table:formula="of:=[.K8]/100" office:value-type="percentage" office:value="0.0192" calcext:value-type="percentage">
            <text:p>1,92%</text:p>
          </table:table-cell>
          <table:table-cell table:style-name="ce3" table:formula="of:=[.L8]/100" office:value-type="percentage" office:value="0.007" calcext:value-type="percentage">
            <text:p>0,70%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s</text:p>
          </table:table-cell>
          <table:table-cell office:value-type="string" calcext:value-type="string">
            <text:p>20,2849816645784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0.72" calcext:value-type="float">
            <text:p>0,72</text:p>
          </table:table-cell>
          <table:table-cell table:style-name="ce3" table:formula="of:=[.K9]/100" office:value-type="percentage" office:value="0.0119" calcext:value-type="percentage">
            <text:p>1,19%</text:p>
          </table:table-cell>
          <table:table-cell table:style-name="ce3" table:formula="of:=[.L9]/100" office:value-type="percentage" office:value="0.0072" calcext:value-type="percentage">
            <text:p>0,72%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dt</text:p>
          </table:table-cell>
          <table:table-cell office:value-type="string" calcext:value-type="string">
            <text:p>14,648045195070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K10]/100" office:value-type="percentage" office:value="0.0086" calcext:value-type="percentage">
            <text:p>0,86%</text:p>
          </table:table-cell>
          <table:table-cell table:style-name="ce3" table:formula="of:=[.L10]/100"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701,9565703946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no_var</text:p>
          </table:table-cell>
          <table:table-cell office:value-type="string" calcext:value-type="string">
            <text:p>no_origin</text:p>
          </table:table-cell>
          <table:table-cell office:value-type="string" calcext:value-type="string">
            <text:p>pc_var</text:p>
          </table:table-cell>
          <table:table-cell table:number-columns-repeated="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3,00544369879592</text:p>
          </table:table-cell>
          <table:table-cell office:value-type="string" calcext:value-type="string">
            <text:p>3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637,124927170129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magz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,3932729174723</text:p>
          </table:table-cell>
          <table:table-cell table:number-columns-repeated="2" office:value-type="string" calcext:value-type="string">
            <text:p>2,54915911468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84620432620268</text:p>
          </table:table-cell>
          <table:table-cell office:value-type="string" calcext:value-type="string">
            <text:p>2,8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423,799786995465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magz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,7721260500358</text:p>
          </table:table-cell>
          <table:table-cell table:number-columns-repeated="2" office:value-type="string" calcext:value-type="string">
            <text:p>2,47151575625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82798117430092</text:p>
          </table:table-cell>
          <table:table-cell office:value-type="string" calcext:value-type="string">
            <text:p>2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GYR</text:p>
          </table:table-cell>
          <table:table-cell office:value-type="string" calcext:value-type="string">
            <text:p>222,027162705344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magw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6260906428135</text:p>
          </table:table-cell>
          <table:table-cell table:number-columns-repeated="2" office:value-type="string" calcext:value-type="string">
            <text:p>2,32826133035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81664413965069</text:p>
          </table:table-cell>
          <table:table-cell office:value-type="string" calcext:value-type="string">
            <text:p>2,8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4182766550286</text:p>
          </table:table-cell>
          <table:table-cell table:number-columns-repeated="2" office:value-type="string" calcext:value-type="string">
            <text:p>2,30228458187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80621256720255</text:p>
          </table:table-cell>
          <table:table-cell office:value-type="string" calcext:value-type="string">
            <text:p>2,8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,3343275684703</text:p>
          </table:table-cell>
          <table:table-cell table:number-columns-repeated="2" office:value-type="string" calcext:value-type="string">
            <text:p>2,41679094605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80621256720255</text:p>
          </table:table-cell>
          <table:table-cell office:value-type="string" calcext:value-type="string">
            <text:p>2,8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MAGNETÔMETRO</text:p>
          </table:table-cell>
          <table:table-cell office:value-type="string" calcext:value-type="string">
            <text:p>ACELERÔMETRO</text:p>
          </table:table-cell>
          <table:table-cell office:value-type="string" calcext:value-type="string">
            <text:p>GISROSCÓPIO</text:p>
          </table:table-cell>
          <table:table-cell/>
          <table:table-cell office:value-type="string" calcext:value-type="string">
            <text:p>magy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7209352805911</text:p>
          </table:table-cell>
          <table:table-cell table:number-columns-repeated="2" office:value-type="string" calcext:value-type="string">
            <text:p>2,34011691007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9954276205952</text:p>
          </table:table-cell>
          <table:table-cell office:value-type="string" calcext:value-type="string">
            <text:p>2,8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637,124927170129</text:p>
          </table:table-cell>
          <table:table-cell office:value-type="string" calcext:value-type="string">
            <text:p>423,799786995465</text:p>
          </table:table-cell>
          <table:table-cell office:value-type="string" calcext:value-type="string">
            <text:p>222,027162705344</text:p>
          </table:table-cell>
          <table:table-cell/>
          <table:table-cell office:value-type="string" calcext:value-type="string">
            <text:p>magy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89264800679</text:p>
          </table:table-cell>
          <table:table-cell table:number-columns-repeated="2" office:value-type="string" calcext:value-type="string">
            <text:p>2,36158100084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9664423415313</text:p>
          </table:table-cell>
          <table:table-cell office:value-type="string" calcext:value-type="string">
            <text:p>2,8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magy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,3119928190778</text:p>
          </table:table-cell>
          <table:table-cell table:number-columns-repeated="2" office:value-type="string" calcext:value-type="string">
            <text:p>2,41399910238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745789946912</text:p>
          </table:table-cell>
          <table:table-cell office:value-type="string" calcext:value-type="string">
            <text:p>2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1,73131773687535</text:p>
          </table:table-cell>
          <table:table-cell office:value-type="string" calcext:value-type="string">
            <text:p>1,16109530683689</text:p>
          </table:table-cell>
          <table:table-cell office:value-type="string" calcext:value-type="string">
            <text:p>0,757771886366364</text:p>
          </table:table-cell>
          <table:table-cell/>
          <table:table-cell office:value-type="string" calcext:value-type="string">
            <text:p>magw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4533917627722</text:p>
          </table:table-cell>
          <table:table-cell table:number-columns-repeated="2" office:value-type="string" calcext:value-type="string">
            <text:p>2,18167397034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6378699257158</text:p>
          </table:table-cell>
          <table:table-cell office:value-type="string" calcext:value-type="string">
            <text:p>2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Importância</text:p>
          </table:table-cell>
          <table:table-cell table:number-columns-repeated="3"/>
          <table:table-cell office:value-type="string" calcext:value-type="string">
            <text:p>magy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,2037644849552</text:p>
          </table:table-cell>
          <table:table-cell table:number-columns-repeated="2" office:value-type="string" calcext:value-type="string">
            <text:p>2,4004705606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6187218855803</text:p>
          </table:table-cell>
          <table:table-cell office:value-type="string" calcext:value-type="string">
            <text:p>2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3"/>
          <table:table-cell office:value-type="string" calcext:value-type="string">
            <text:p>Quantidade</text:p>
          </table:table-cell>
          <table:table-cell table:number-columns-repeated="3"/>
          <table:table-cell office:value-type="string" calcext:value-type="string">
            <text:p>magy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7802599994551</text:p>
          </table:table-cell>
          <table:table-cell table:number-columns-repeated="2" office:value-type="string" calcext:value-type="string">
            <text:p>2,2225324999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5822267747022</text:p>
          </table:table-cell>
          <table:table-cell office:value-type="string" calcext:value-type="string">
            <text:p>2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5370496703657</text:p>
          </table:table-cell>
          <table:table-cell table:number-columns-repeated="2" office:value-type="string" calcext:value-type="string">
            <text:p>2,31713120879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5216730608363</text:p>
          </table:table-cell>
          <table:table-cell office:value-type="string" calcext:value-type="string">
            <text:p>2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7820089921468</text:p>
          </table:table-cell>
          <table:table-cell table:number-columns-repeated="2" office:value-type="string" calcext:value-type="string">
            <text:p>2,22275112401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514621466257</text:p>
          </table:table-cell>
          <table:table-cell office:value-type="string" calcext:value-type="string">
            <text:p>2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2721810705052</text:p>
          </table:table-cell>
          <table:table-cell table:number-columns-repeated="2" office:value-type="string" calcext:value-type="string">
            <text:p>2,28402263381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454196529505</text:p>
          </table:table-cell>
          <table:table-cell office:value-type="string" calcext:value-type="string">
            <text:p>2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6357417548445</text:p>
          </table:table-cell>
          <table:table-cell table:number-columns-repeated="2" office:value-type="string" calcext:value-type="string">
            <text:p>2,32946771935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438356163795</text:p>
          </table:table-cell>
          <table:table-cell office:value-type="string" calcext:value-type="string">
            <text:p>2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9057567670919</text:p>
          </table:table-cell>
          <table:table-cell table:number-columns-repeated="2" office:value-type="string" calcext:value-type="string">
            <text:p>2,23821959588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3149615747991</text:p>
          </table:table-cell>
          <table:table-cell office:value-type="string" calcext:value-type="string">
            <text:p>2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5215776316451</text:p>
          </table:table-cell>
          <table:table-cell table:number-columns-repeated="2" office:value-type="string" calcext:value-type="string">
            <text:p>2,31519720395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2736263179529</text:p>
          </table:table-cell>
          <table:table-cell office:value-type="string" calcext:value-type="string">
            <text:p>2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4323526251728</text:p>
          </table:table-cell>
          <table:table-cell table:number-columns-repeated="2" office:value-type="string" calcext:value-type="string">
            <text:p>2,1790440781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2655346352827</text:p>
          </table:table-cell>
          <table:table-cell office:value-type="string" calcext:value-type="string">
            <text:p>2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9301505316062</text:p>
          </table:table-cell>
          <table:table-cell table:number-columns-repeated="2" office:value-type="string" calcext:value-type="string">
            <text:p>2,24126881645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1765454491468</text:p>
          </table:table-cell>
          <table:table-cell office:value-type="string" calcext:value-type="string">
            <text:p>2,7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8937085257052</text:p>
          </table:table-cell>
          <table:table-cell table:number-columns-repeated="2" office:value-type="string" calcext:value-type="string">
            <text:p>2,23671356571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12157916891</text:p>
          </table:table-cell>
          <table:table-cell office:value-type="string" calcext:value-type="string">
            <text:p>2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9903049771966</text:p>
          </table:table-cell>
          <table:table-cell table:number-columns-repeated="2" office:value-type="string" calcext:value-type="string">
            <text:p>2,24878812214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0960252219083</text:p>
          </table:table-cell>
          <table:table-cell office:value-type="string" calcext:value-type="string">
            <text:p>2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932512909059</text:p>
          </table:table-cell>
          <table:table-cell table:number-columns-repeated="2" office:value-type="string" calcext:value-type="string">
            <text:p>2,24156411363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70239878887842</text:p>
          </table:table-cell>
          <table:table-cell office:value-type="string" calcext:value-type="string">
            <text:p>2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3971619713139</text:p>
          </table:table-cell>
          <table:table-cell table:number-columns-repeated="2" office:value-type="string" calcext:value-type="string">
            <text:p>2,04964524641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946726057052</text:p>
          </table:table-cell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5197914222163</text:p>
          </table:table-cell>
          <table:table-cell table:number-columns-repeated="2" office:value-type="string" calcext:value-type="string">
            <text:p>2,18997392777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8831826355877</text:p>
          </table:table-cell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,9898875128371</text:p>
          </table:table-cell>
          <table:table-cell table:number-columns-repeated="2" office:value-type="string" calcext:value-type="string">
            <text:p>1,87373593910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8059412783803</text:p>
          </table:table-cell>
          <table:table-cell office:value-type="string" calcext:value-type="string">
            <text:p>2,6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0197855145558</text:p>
          </table:table-cell>
          <table:table-cell table:number-columns-repeated="2" office:value-type="string" calcext:value-type="string">
            <text:p>2,0024731893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7151147341444</text:p>
          </table:table-cell>
          <table:table-cell office:value-type="string" calcext:value-type="string">
            <text:p>2,6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1816189837845</text:p>
          </table:table-cell>
          <table:table-cell table:number-columns-repeated="2" office:value-type="string" calcext:value-type="string">
            <text:p>1,89770237297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7126390009497</text:p>
          </table:table-cell>
          <table:table-cell office:value-type="string" calcext:value-type="string">
            <text:p>2,6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601491997285</text:p>
          </table:table-cell>
          <table:table-cell table:number-columns-repeated="2" office:value-type="string" calcext:value-type="string">
            <text:p>2,20018649966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6999864603686</text:p>
          </table:table-cell>
          <table:table-cell office:value-type="string" calcext:value-type="string">
            <text:p>2,6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6172834721968</text:p>
          </table:table-cell>
          <table:table-cell table:number-columns-repeated="2" office:value-type="string" calcext:value-type="string">
            <text:p>1,952160434024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5877027039552</text:p>
          </table:table-cell>
          <table:table-cell office:value-type="string" calcext:value-type="string">
            <text:p>2,6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,6445821257228</text:p>
          </table:table-cell>
          <table:table-cell table:number-columns-repeated="2" office:value-type="string" calcext:value-type="string">
            <text:p>1,8305727657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5622764068657</text:p>
          </table:table-cell>
          <table:table-cell office:value-type="string" calcext:value-type="string">
            <text:p>2,6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,0812544071361</text:p>
          </table:table-cell>
          <table:table-cell table:number-columns-repeated="2" office:value-type="string" calcext:value-type="string">
            <text:p>2,01015680089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4623159183599</text:p>
          </table:table-cell>
          <table:table-cell office:value-type="string" calcext:value-type="string">
            <text:p>2,6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8311030505324</text:p>
          </table:table-cell>
          <table:table-cell table:number-columns-repeated="2" office:value-type="string" calcext:value-type="string">
            <text:p>1,9788878813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3526226819231</text:p>
          </table:table-cell>
          <table:table-cell office:value-type="string" calcext:value-type="string">
            <text:p>2,6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9226340312938</text:p>
          </table:table-cell>
          <table:table-cell table:number-columns-repeated="2" office:value-type="string" calcext:value-type="string">
            <text:p>1,99032925391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3492906646996</text:p>
          </table:table-cell>
          <table:table-cell office:value-type="string" calcext:value-type="string">
            <text:p>2,6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8151558127763</text:p>
          </table:table-cell>
          <table:table-cell table:number-columns-repeated="2" office:value-type="string" calcext:value-type="string">
            <text:p>1,97689447659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3050735909093</text:p>
          </table:table-cell>
          <table:table-cell office:value-type="string" calcext:value-type="string">
            <text:p>2,6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,4602237505347</text:p>
          </table:table-cell>
          <table:table-cell table:number-columns-repeated="2" office:value-type="string" calcext:value-type="string">
            <text:p>1,80752796881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2641893561945</text:p>
          </table:table-cell>
          <table:table-cell office:value-type="string" calcext:value-type="string">
            <text:p>2,6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,2850908285666</text:p>
          </table:table-cell>
          <table:table-cell table:number-columns-repeated="2" office:value-type="string" calcext:value-type="string">
            <text:p>1,91063635357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2317765303066</text:p>
          </table:table-cell>
          <table:table-cell office:value-type="string" calcext:value-type="string">
            <text:p>2,6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,7088781677322</text:p>
          </table:table-cell>
          <table:table-cell table:number-columns-repeated="2" office:value-type="string" calcext:value-type="string">
            <text:p>1,838609770966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0480842240691</text:p>
          </table:table-cell>
          <table:table-cell office:value-type="string" calcext:value-type="string">
            <text:p>2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,381981708263</text:p>
          </table:table-cell>
          <table:table-cell table:number-columns-repeated="2" office:value-type="string" calcext:value-type="string">
            <text:p>1,79774771353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0410648700376</text:p>
          </table:table-cell>
          <table:table-cell office:value-type="string" calcext:value-type="string">
            <text:p>2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,8315212417272</text:p>
          </table:table-cell>
          <table:table-cell table:number-columns-repeated="2" office:value-type="string" calcext:value-type="string">
            <text:p>1,7289401552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0395319521794</text:p>
          </table:table-cell>
          <table:table-cell office:value-type="string" calcext:value-type="string">
            <text:p>2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4330822979035</text:p>
          </table:table-cell>
          <table:table-cell table:number-columns-repeated="2" office:value-type="string" calcext:value-type="string">
            <text:p>1,55413528723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60043208832438</text:p>
          </table:table-cell>
          <table:table-cell office:value-type="string" calcext:value-type="string">
            <text:p>2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7697152119534</text:p>
          </table:table-cell>
          <table:table-cell table:number-columns-repeated="2" office:value-type="string" calcext:value-type="string">
            <text:p>1,596214401494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9756314526403</text:p>
          </table:table-cell>
          <table:table-cell office:value-type="string" calcext:value-type="string">
            <text:p>2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,8324260824269</text:p>
          </table:table-cell>
          <table:table-cell table:number-columns-repeated="2" office:value-type="string" calcext:value-type="string">
            <text:p>1,72905326030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9454418215337</text:p>
          </table:table-cell>
          <table:table-cell office:value-type="string" calcext:value-type="string">
            <text:p>2,5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7949679119895</text:p>
          </table:table-cell>
          <table:table-cell table:number-columns-repeated="2" office:value-type="string" calcext:value-type="string">
            <text:p>1,349370988998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9215872701902</text:p>
          </table:table-cell>
          <table:table-cell office:value-type="string" calcext:value-type="string">
            <text:p>2,5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,6545817946631</text:p>
          </table:table-cell>
          <table:table-cell table:number-columns-repeated="2" office:value-type="string" calcext:value-type="string">
            <text:p>1,45682272433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8266345526098</text:p>
          </table:table-cell>
          <table:table-cell office:value-type="string" calcext:value-type="string">
            <text:p>2,5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c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5424293215633</text:p>
          </table:table-cell>
          <table:table-cell table:number-columns-repeated="2" office:value-type="string" calcext:value-type="string">
            <text:p>1,45084858643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7910697739591</text:p>
          </table:table-cell>
          <table:table-cell office:value-type="string" calcext:value-type="string">
            <text:p>2,5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,4922446953206</text:p>
          </table:table-cell>
          <table:table-cell table:number-columns-repeated="2" office:value-type="string" calcext:value-type="string">
            <text:p>1,43653058691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7813647245995</text:p>
          </table:table-cell>
          <table:table-cell office:value-type="string" calcext:value-type="string">
            <text:p>2,5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,3172593655309</text:p>
          </table:table-cell>
          <table:table-cell table:number-columns-repeated="2" office:value-type="string" calcext:value-type="string">
            <text:p>1,41465742069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7350138247403</text:p>
          </table:table-cell>
          <table:table-cell office:value-type="string" calcext:value-type="string">
            <text:p>2,5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62721617180826</text:p>
          </table:table-cell>
          <table:table-cell table:number-columns-repeated="2" office:value-type="string" calcext:value-type="string">
            <text:p>1,07840202147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5509467830129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61182909840446</text:p>
          </table:table-cell>
          <table:table-cell office:value-type="string" calcext:value-type="string">
            <text:p>1,20147863730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014786373005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5393821084575</text:p>
          </table:table-cell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41335314525846</text:p>
          </table:table-cell>
          <table:table-cell table:number-columns-repeated="2" office:value-type="string" calcext:value-type="string">
            <text:p>1,17666914315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5258807272095</text:p>
          </table:table-cell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16032317602638</text:p>
          </table:table-cell>
          <table:table-cell table:number-columns-repeated="2" office:value-type="string" calcext:value-type="string">
            <text:p>1,0200403970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4937940816563</text:p>
          </table:table-cell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16032317602638</text:p>
          </table:table-cell>
          <table:table-cell table:number-columns-repeated="2" office:value-type="string" calcext:value-type="string">
            <text:p>1,0200403970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4107796597264</text:p>
          </table:table-cell>
          <table:table-cell office:value-type="string" calcext:value-type="string">
            <text:p>2,5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10561654408536</text:p>
          </table:table-cell>
          <table:table-cell table:number-columns-repeated="2" office:value-type="string" calcext:value-type="string">
            <text:p>1,01320206801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2784209227201</text:p>
          </table:table-cell>
          <table:table-cell office:value-type="string" calcext:value-type="string">
            <text:p>2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f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98342246641335</text:p>
          </table:table-cell>
          <table:table-cell table:number-columns-repeated="2" office:value-type="string" calcext:value-type="string">
            <text:p>0,997927808301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2082947201889</text:p>
          </table:table-cell>
          <table:table-cell office:value-type="string" calcext:value-type="string">
            <text:p>2,5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98672796171427</text:p>
          </table:table-cell>
          <table:table-cell table:number-columns-repeated="2" office:value-type="string" calcext:value-type="string">
            <text:p>1,12334099521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50536134043337</text:p>
          </table:table-cell>
          <table:table-cell office:value-type="string" calcext:value-type="string">
            <text:p>2,5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2634609921226</text:p>
          </table:table-cell>
          <table:table-cell table:number-columns-repeated="2" office:value-type="string" calcext:value-type="string">
            <text:p>1,2829326240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9883591147571</text:p>
          </table:table-cell>
          <table:table-cell office:value-type="string" calcext:value-type="string">
            <text:p>2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2634609921226</text:p>
          </table:table-cell>
          <table:table-cell table:number-columns-repeated="2" office:value-type="string" calcext:value-type="string">
            <text:p>1,2829326240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9208583561567</text:p>
          </table:table-cell>
          <table:table-cell office:value-type="string" calcext:value-type="string">
            <text:p>2,4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71307950954144</text:p>
          </table:table-cell>
          <table:table-cell office:value-type="string" calcext:value-type="string">
            <text:p>1,0891349386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8913493869268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9053121877455</text:p>
          </table:table-cell>
          <table:table-cell office:value-type="string" calcext:value-type="string">
            <text:p>2,4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60694296960381</text:p>
          </table:table-cell>
          <table:table-cell table:number-columns-repeated="2" office:value-type="string" calcext:value-type="string">
            <text:p>0,950867871200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8781940021804</text:p>
          </table:table-cell>
          <table:table-cell office:value-type="string" calcext:value-type="string">
            <text:p>2,4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36864287632512</text:p>
          </table:table-cell>
          <table:table-cell office:value-type="string" calcext:value-type="string">
            <text:p>1,04608035954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4608035954064</text:p>
          </table:table-cell>
          <table:table-cell/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8325470110765</text:p>
          </table:table-cell>
          <table:table-cell office:value-type="string" calcext:value-type="string">
            <text:p>2,4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15285719597278</text:p>
          </table:table-cell>
          <table:table-cell table:number-columns-repeated="2" office:value-type="string" calcext:value-type="string">
            <text:p>1,0191071494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8325470110765</text:p>
          </table:table-cell>
          <table:table-cell office:value-type="string" calcext:value-type="string">
            <text:p>2,4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54042844637814</text:p>
          </table:table-cell>
          <table:table-cell table:number-columns-repeated="2" office:value-type="string" calcext:value-type="string">
            <text:p>1,06755355579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7957645249902</text:p>
          </table:table-cell>
          <table:table-cell office:value-type="string" calcext:value-type="string">
            <text:p>2,4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d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62035113721482</text:p>
          </table:table-cell>
          <table:table-cell office:value-type="string" calcext:value-type="string">
            <text:p>1,20254389215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0254389215185</text:p>
          </table:table-cell>
          <table:table-cell/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7850351457198</text:p>
          </table:table-cell>
          <table:table-cell office:value-type="string" calcext:value-type="string">
            <text:p>2,4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0022370104548</text:p>
          </table:table-cell>
          <table:table-cell office:value-type="string" calcext:value-type="string">
            <text:p>1,15002796263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15002796263068</text:p>
          </table:table-cell>
          <table:table-cell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7643457584511</text:p>
          </table:table-cell>
          <table:table-cell office:value-type="string" calcext:value-type="string">
            <text:p>2,4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qm_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167879941161</text:p>
          </table:table-cell>
          <table:table-cell office:value-type="string" calcext:value-type="string">
            <text:p>1,14598499264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14598499264512</text:p>
          </table:table-cell>
          <table:table-cell/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7358393994382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,91535575501438</text:p>
          </table:table-cell>
          <table:table-cell office:value-type="string" calcext:value-type="string">
            <text:p>1,1307651078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1307651078592</text:p>
          </table:table-cell>
          <table:table-cell/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7232536777942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63602775756873</text:p>
          </table:table-cell>
          <table:table-cell table:number-columns-repeated="2" office:value-type="string" calcext:value-type="string">
            <text:p>0,954503469696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6814357232616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04046206976352</text:p>
          </table:table-cell>
          <table:table-cell table:number-columns-repeated="2" office:value-type="string" calcext:value-type="string">
            <text:p>1,00505775872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6627620281173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71420808954836</text:p>
          </table:table-cell>
          <table:table-cell table:number-columns-repeated="2" office:value-type="string" calcext:value-type="string">
            <text:p>0,964276011193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4804116397146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5130144059491</text:p>
          </table:table-cell>
          <table:table-cell table:number-columns-repeated="2" office:value-type="string" calcext:value-type="string">
            <text:p>0,9391268007436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431257284543</text:p>
          </table:table-cell>
          <table:table-cell office:value-type="string" calcext:value-type="string">
            <text:p>2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44629083932009</text:p>
          </table:table-cell>
          <table:table-cell table:number-columns-repeated="2" office:value-type="string" calcext:value-type="string">
            <text:p>1,05578635491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4234796038246</text:p>
          </table:table-cell>
          <table:table-cell office:value-type="string" calcext:value-type="string">
            <text:p>2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44629083932009</text:p>
          </table:table-cell>
          <table:table-cell table:number-columns-repeated="2" office:value-type="string" calcext:value-type="string">
            <text:p>1,05578635491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3981679110643</text:p>
          </table:table-cell>
          <table:table-cell office:value-type="string" calcext:value-type="string">
            <text:p>2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36803168772134</text:p>
          </table:table-cell>
          <table:table-cell table:number-columns-repeated="2" office:value-type="string" calcext:value-type="string">
            <text:p>0,921003960965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3413751287795</text:p>
          </table:table-cell>
          <table:table-cell office:value-type="string" calcext:value-type="string">
            <text:p>2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82226211542949</text:p>
          </table:table-cell>
          <table:table-cell table:number-columns-repeated="2" office:value-type="string" calcext:value-type="string">
            <text:p>0,977782764428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2953443096047</text:p>
          </table:table-cell>
          <table:table-cell office:value-type="string" calcext:value-type="string">
            <text:p>2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82226211542949</text:p>
          </table:table-cell>
          <table:table-cell table:number-columns-repeated="2" office:value-type="string" calcext:value-type="string">
            <text:p>0,977782764428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2257291632199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8463569107217</text:p>
          </table:table-cell>
          <table:table-cell table:number-columns-repeated="2" office:value-type="string" calcext:value-type="string">
            <text:p>0,980794613840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2037602463701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8463569107217</text:p>
          </table:table-cell>
          <table:table-cell table:number-columns-repeated="2" office:value-type="string" calcext:value-type="string">
            <text:p>0,980794613840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196389649091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02481748785833</text:p>
          </table:table-cell>
          <table:table-cell table:number-columns-repeated="2" office:value-type="string" calcext:value-type="string">
            <text:p>0,878102185982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1891847637038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qm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5505395721042</text:p>
          </table:table-cell>
          <table:table-cell office:value-type="string" calcext:value-type="string">
            <text:p>0,607864851030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07864851030061</text:p>
          </table:table-cell>
          <table:table-cell/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1675845791445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43982463293299</text:p>
          </table:table-cell>
          <table:table-cell table:number-columns-repeated="2" office:value-type="string" calcext:value-type="string">
            <text:p>0,804978079116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1510125371841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d_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34948096947758</text:p>
          </table:table-cell>
          <table:table-cell office:value-type="string" calcext:value-type="string">
            <text:p>0,72491349491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249134949129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41398184395497</text:p>
          </table:table-cell>
          <table:table-cell office:value-type="string" calcext:value-type="string">
            <text:p>2,4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fq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53654319134066</text:p>
          </table:table-cell>
          <table:table-cell office:value-type="string" calcext:value-type="string">
            <text:p>0,648077598762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48077598762952</text:p>
          </table:table-cell>
          <table:table-cell/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40333668063569</text:p>
          </table:table-cell>
          <table:table-cell office:value-type="string" calcext:value-type="string">
            <text:p>2,4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04296421250687</text:p>
          </table:table-cell>
          <table:table-cell office:value-type="string" calcext:value-type="string">
            <text:p>0,673827368751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73827368751145</text:p>
          </table:table-cell>
          <table:table-cell/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9155291382857</text:p>
          </table:table-cell>
          <table:table-cell office:value-type="string" calcext:value-type="string">
            <text:p>2,3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34948096947758</text:p>
          </table:table-cell>
          <table:table-cell office:value-type="string" calcext:value-type="string">
            <text:p>0,72491349491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2491349491293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9121590198248</text:p>
          </table:table-cell>
          <table:table-cell office:value-type="string" calcext:value-type="string">
            <text:p>2,3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97959872662001</text:p>
          </table:table-cell>
          <table:table-cell office:value-type="string" calcext:value-type="string">
            <text:p>0,71137124666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1371246660001</text:p>
          </table:table-cell>
          <table:table-cell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8534366366332</text:p>
          </table:table-cell>
          <table:table-cell office:value-type="string" calcext:value-type="string">
            <text:p>2,3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qm_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35588283413208</text:p>
          </table:table-cell>
          <table:table-cell office:value-type="string" calcext:value-type="string">
            <text:p>0,72598047235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25980472355347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38465867402159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tq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056456163659</text:p>
          </table:table-cell>
          <table:table-cell office:value-type="string" calcext:value-type="string">
            <text:p>0,768548538788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68548538788633</text:p>
          </table:table-cell>
          <table:table-cell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7984459429644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x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056456163659</text:p>
          </table:table-cell>
          <table:table-cell office:value-type="string" calcext:value-type="string">
            <text:p>0,768548538788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68548538788633</text:p>
          </table:table-cell>
          <table:table-cell/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7933458033156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z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82836570926633</text:p>
          </table:table-cell>
          <table:table-cell table:number-columns-repeated="2" office:value-type="string" calcext:value-type="string">
            <text:p>0,85354571365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7589167163718</text:p>
          </table:table-cell>
          <table:table-cell office:value-type="string" calcext:value-type="string">
            <text:p>2,3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88917975904071</text:p>
          </table:table-cell>
          <table:table-cell table:number-columns-repeated="2" office:value-type="string" calcext:value-type="string">
            <text:p>0,8413113941486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6585383687332</text:p>
          </table:table-cell>
          <table:table-cell office:value-type="string" calcext:value-type="string">
            <text:p>2,3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7890697482919</text:p>
          </table:table-cell>
          <table:table-cell office:value-type="string" calcext:value-type="string">
            <text:p>0,747363371853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4736337185364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6140887893855</text:p>
          </table:table-cell>
          <table:table-cell office:value-type="string" calcext:value-type="string">
            <text:p>2,3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27718963917303</text:p>
          </table:table-cell>
          <table:table-cell office:value-type="string" calcext:value-type="string">
            <text:p>0,712864939862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2864939862172</text:p>
          </table:table-cell>
          <table:table-cell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6034097948107</text:p>
          </table:table-cell>
          <table:table-cell office:value-type="string" calcext:value-type="string">
            <text:p>2,3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61666718893992</text:p>
          </table:table-cell>
          <table:table-cell table:number-columns-repeated="2" office:value-type="string" calcext:value-type="string">
            <text:p>0,952083398617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4907188566045</text:p>
          </table:table-cell>
          <table:table-cell office:value-type="string" calcext:value-type="string">
            <text:p>2,3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61666718893992</text:p>
          </table:table-cell>
          <table:table-cell table:number-columns-repeated="2" office:value-type="string" calcext:value-type="string">
            <text:p>0,952083398617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4882885449993</text:p>
          </table:table-cell>
          <table:table-cell office:value-type="string" calcext:value-type="string">
            <text:p>2,3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z_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467046448475</text:p>
          </table:table-cell>
          <table:table-cell table:number-columns-repeated="2" office:value-type="string" calcext:value-type="string">
            <text:p>0,923863778353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4655379123323</text:p>
          </table:table-cell>
          <table:table-cell office:value-type="string" calcext:value-type="string">
            <text:p>2,3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3293196460176</text:p>
          </table:table-cell>
          <table:table-cell office:value-type="string" calcext:value-type="string">
            <text:p>0,758232991150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5823299115043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3934916625599</text:p>
          </table:table-cell>
          <table:table-cell office:value-type="string" calcext:value-type="string">
            <text:p>2,3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1971059919909</text:p>
          </table:table-cell>
          <table:table-cell table:number-columns-repeated="2" office:value-type="string" calcext:value-type="string">
            <text:p>0,774638248998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3830267573775</text:p>
          </table:table-cell>
          <table:table-cell office:value-type="string" calcext:value-type="string">
            <text:p>2,3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1971059919909</text:p>
          </table:table-cell>
          <table:table-cell table:number-columns-repeated="2" office:value-type="string" calcext:value-type="string">
            <text:p>0,774638248998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3781893032572</text:p>
          </table:table-cell>
          <table:table-cell office:value-type="string" calcext:value-type="string">
            <text:p>2,3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16843345245191</text:p>
          </table:table-cell>
          <table:table-cell office:value-type="string" calcext:value-type="string">
            <text:p>0,738347636064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38347636064559</text:p>
          </table:table-cell>
          <table:table-cell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355553994004</text:p>
          </table:table-cell>
          <table:table-cell office:value-type="string" calcext:value-type="string">
            <text:p>2,3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42127415817137</text:p>
          </table:table-cell>
          <table:table-cell table:number-columns-repeated="2" office:value-type="string" calcext:value-type="string">
            <text:p>0,802659269771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33510154594567</text:p>
          </table:table-cell>
          <table:table-cell office:value-type="string" calcext:value-type="string">
            <text:p>2,3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z_m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20536159718074</text:p>
          </table:table-cell>
          <table:table-cell table:number-columns-repeated="2" office:value-type="string" calcext:value-type="string">
            <text:p>0,775670199647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2609908873303</text:p>
          </table:table-cell>
          <table:table-cell office:value-type="string" calcext:value-type="string">
            <text:p>2,3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600464640882</text:p>
          </table:table-cell>
          <table:table-cell table:number-columns-repeated="2" office:value-type="string" calcext:value-type="string">
            <text:p>0,800066377268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32377917940465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tq_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13799066398517</text:p>
          </table:table-cell>
          <table:table-cell office:value-type="string" calcext:value-type="string">
            <text:p>0,712663554661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2663554661724</text:p>
          </table:table-cell>
          <table:table-cell/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2090209182241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0021425057845</text:p>
          </table:table-cell>
          <table:table-cell office:value-type="string" calcext:value-type="string">
            <text:p>0,725053562644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25053562644612</text:p>
          </table:table-cell>
          <table:table-cell/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2017702873209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0021425057845</text:p>
          </table:table-cell>
          <table:table-cell office:value-type="string" calcext:value-type="string">
            <text:p>0,725053562644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25053562644612</text:p>
          </table:table-cell>
          <table:table-cell/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1885465835058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d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77627866213433</text:p>
          </table:table-cell>
          <table:table-cell office:value-type="string" calcext:value-type="string">
            <text:p>0,597034832766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97034832766791</text:p>
          </table:table-cell>
          <table:table-cell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1602894560733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98045832578048</text:p>
          </table:table-cell>
          <table:table-cell office:value-type="string" calcext:value-type="string">
            <text:p>0,6225572907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225572907225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1519583371653</text:p>
          </table:table-cell>
          <table:table-cell office:value-type="string" calcext:value-type="string">
            <text:p>2,3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11418342716035</text:p>
          </table:table-cell>
          <table:table-cell office:value-type="string" calcext:value-type="string">
            <text:p>0,587740489594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87740489594336</text:p>
          </table:table-cell>
          <table:table-cell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1385078224795</text:p>
          </table:table-cell>
          <table:table-cell office:value-type="string" calcext:value-type="string">
            <text:p>2,3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48748052311507</text:p>
          </table:table-cell>
          <table:table-cell office:value-type="string" calcext:value-type="string">
            <text:p>0,560935065389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60935065389384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31163110951917</text:p>
          </table:table-cell>
          <table:table-cell office:value-type="string" calcext:value-type="string">
            <text:p>2,3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mx_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1119939271249</text:p>
          </table:table-cell>
          <table:table-cell office:value-type="string" calcext:value-type="string">
            <text:p>0,685332321187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85332321187483</text:p>
          </table:table-cell>
          <table:table-cell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30358919705957</text:p>
          </table:table-cell>
          <table:table-cell office:value-type="string" calcext:value-type="string">
            <text:p>2,3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y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77487467504102</text:p>
          </table:table-cell>
          <table:table-cell table:number-columns-repeated="2" office:value-type="string" calcext:value-type="string">
            <text:p>0,846859334380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9870026609333</text:p>
          </table:table-cell>
          <table:table-cell office:value-type="string" calcext:value-type="string">
            <text:p>2,3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5050142398823</text:p>
          </table:table-cell>
          <table:table-cell table:number-columns-repeated="2" office:value-type="string" calcext:value-type="string">
            <text:p>0,743812677998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9191050912106</text:p>
          </table:table-cell>
          <table:table-cell office:value-type="string" calcext:value-type="string">
            <text:p>2,2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5050142398823</text:p>
          </table:table-cell>
          <table:table-cell table:number-columns-repeated="2" office:value-type="string" calcext:value-type="string">
            <text:p>0,743812677998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8623050404355</text:p>
          </table:table-cell>
          <table:table-cell office:value-type="string" calcext:value-type="string">
            <text:p>2,2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5530280078076</text:p>
          </table:table-cell>
          <table:table-cell office:value-type="string" calcext:value-type="string">
            <text:p>0,793289715401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9328971540108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8465650176423</text:p>
          </table:table-cell>
          <table:table-cell office:value-type="string" calcext:value-type="string">
            <text:p>2,2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md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9899183560101</text:p>
          </table:table-cell>
          <table:table-cell office:value-type="string" calcext:value-type="string">
            <text:p>0,659798367120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9798367120201</text:p>
          </table:table-cell>
          <table:table-cell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8414119717783</text:p>
          </table:table-cell>
          <table:table-cell office:value-type="string" calcext:value-type="string">
            <text:p>2,2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75711788456053</text:p>
          </table:table-cell>
          <table:table-cell office:value-type="string" calcext:value-type="string">
            <text:p>0,626186314093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26186314093421</text:p>
          </table:table-cell>
          <table:table-cell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8005869158297</text:p>
          </table:table-cell>
          <table:table-cell office:value-type="string" calcext:value-type="string">
            <text:p>2,2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8784886152009</text:p>
          </table:table-cell>
          <table:table-cell office:value-type="string" calcext:value-type="string">
            <text:p>0,657569772304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7569772304018</text:p>
          </table:table-cell>
          <table:table-cell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7480721015752</text:p>
          </table:table-cell>
          <table:table-cell office:value-type="string" calcext:value-type="string">
            <text:p>2,2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1157369684761</text:p>
          </table:table-cell>
          <table:table-cell office:value-type="string" calcext:value-type="string">
            <text:p>0,662314739369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62314739369521</text:p>
          </table:table-cell>
          <table:table-cell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7128626545811</text:p>
          </table:table-cell>
          <table:table-cell office:value-type="string" calcext:value-type="string">
            <text:p>2,2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12924446746505</text:p>
          </table:table-cell>
          <table:table-cell office:value-type="string" calcext:value-type="string">
            <text:p>0,782311116866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82311116866263</text:p>
          </table:table-cell>
          <table:table-cell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6024305777877</text:p>
          </table:table-cell>
          <table:table-cell office:value-type="string" calcext:value-type="string">
            <text:p>2,2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qm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1107536739536</text:p>
          </table:table-cell>
          <table:table-cell office:value-type="string" calcext:value-type="string">
            <text:p>0,662215073479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62215073479073</text:p>
          </table:table-cell>
          <table:table-cell/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6009556352753</text:p>
          </table:table-cell>
          <table:table-cell office:value-type="string" calcext:value-type="string">
            <text:p>2,2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30236100519962</text:p>
          </table:table-cell>
          <table:table-cell table:number-columns-repeated="2" office:value-type="string" calcext:value-type="string">
            <text:p>0,662795125649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5879381101206</text:p>
          </table:table-cell>
          <table:table-cell office:value-type="string" calcext:value-type="string">
            <text:p>2,2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36063287287454</text:p>
          </table:table-cell>
          <table:table-cell office:value-type="string" calcext:value-type="string">
            <text:p>0,67007910910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7007910910931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4755367647319</text:p>
          </table:table-cell>
          <table:table-cell office:value-type="string" calcext:value-type="string">
            <text:p>2,2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qm_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62862615909182</text:p>
          </table:table-cell>
          <table:table-cell office:value-type="string" calcext:value-type="string">
            <text:p>0,66123230844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61232308441689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470818829939</text:p>
          </table:table-cell>
          <table:table-cell office:value-type="string" calcext:value-type="string">
            <text:p>2,2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78549480628854</text:p>
          </table:table-cell>
          <table:table-cell table:number-columns-repeated="2" office:value-type="string" calcext:value-type="string">
            <text:p>0,848186850786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4384129225313</text:p>
          </table:table-cell>
          <table:table-cell office:value-type="string" calcext:value-type="string">
            <text:p>2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md_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88189555506092</text:p>
          </table:table-cell>
          <table:table-cell office:value-type="string" calcext:value-type="string">
            <text:p>0,697413650722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97413650722988</text:p>
          </table:table-cell>
          <table:table-cell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4211602490544</text:p>
          </table:table-cell>
          <table:table-cell office:value-type="string" calcext:value-type="string">
            <text:p>2,2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89790363386012</text:p>
          </table:table-cell>
          <table:table-cell office:value-type="string" calcext:value-type="string">
            <text:p>0,699700519122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9970051912287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417984461605</text:p>
          </table:table-cell>
          <table:table-cell office:value-type="string" calcext:value-type="string">
            <text:p>2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magw_v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90256422899111</text:p>
          </table:table-cell>
          <table:table-cell table:number-columns-repeated="2" office:value-type="string" calcext:value-type="string">
            <text:p>0,843223461284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3775446123243</text:p>
          </table:table-cell>
          <table:table-cell office:value-type="string" calcext:value-type="string">
            <text:p>2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magw_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90256422899111</text:p>
          </table:table-cell>
          <table:table-cell table:number-columns-repeated="2" office:value-type="string" calcext:value-type="string">
            <text:p>0,843223461284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3394297213522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0549361816429</text:p>
          </table:table-cell>
          <table:table-cell table:number-columns-repeated="2" office:value-type="string" calcext:value-type="string">
            <text:p>0,756867022705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3249048012245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t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2293425790539</text:p>
          </table:table-cell>
          <table:table-cell table:number-columns-repeated="2" office:value-type="string" calcext:value-type="string">
            <text:p>0,747048939864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3200409713864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z_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31527442513038</text:p>
          </table:table-cell>
          <table:table-cell table:number-columns-repeated="2" office:value-type="string" calcext:value-type="string">
            <text:p>0,789409303141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2822273902495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mx_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98917809458101</text:p>
          </table:table-cell>
          <table:table-cell office:value-type="string" calcext:value-type="string">
            <text:p>0,712739727797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2739727797287</text:p>
          </table:table-cell>
          <table:table-cell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2720738467796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84538931970701</text:p>
          </table:table-cell>
          <table:table-cell table:number-columns-repeated="2" office:value-type="string" calcext:value-type="string">
            <text:p>0,835055617101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2720738467795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26343259336185</text:p>
          </table:table-cell>
          <table:table-cell table:number-columns-repeated="2" office:value-type="string" calcext:value-type="string">
            <text:p>0,7105720988936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2708557723874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7118714849727</text:p>
          </table:table-cell>
          <table:table-cell office:value-type="string" calcext:value-type="string">
            <text:p>0,855935742486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55935742486351</text:p>
          </table:table-cell>
          <table:table-cell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2590413027099</text:p>
          </table:table-cell>
          <table:table-cell office:value-type="string" calcext:value-type="string">
            <text:p>2,2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fq_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50108647527469</text:p>
          </table:table-cell>
          <table:table-cell office:value-type="string" calcext:value-type="string">
            <text:p>0,833695491758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33695491758229</text:p>
          </table:table-cell>
          <table:table-cell/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1445141942013</text:p>
          </table:table-cell>
          <table:table-cell office:value-type="string" calcext:value-type="string">
            <text:p>2,2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z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3353211289431</text:p>
          </table:table-cell>
          <table:table-cell table:number-columns-repeated="2" office:value-type="string" calcext:value-type="string">
            <text:p>0,716691514111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1141541347697</text:p>
          </table:table-cell>
          <table:table-cell office:value-type="string" calcext:value-type="string">
            <text:p>2,2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z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3353211289431</text:p>
          </table:table-cell>
          <table:table-cell table:number-columns-repeated="2" office:value-type="string" calcext:value-type="string">
            <text:p>0,716691514111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0584278733962</text:p>
          </table:table-cell>
          <table:table-cell office:value-type="string" calcext:value-type="string">
            <text:p>2,2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n_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49115473309147</text:p>
          </table:table-cell>
          <table:table-cell office:value-type="string" calcext:value-type="string">
            <text:p>0,830384911030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30384911030489</text:p>
          </table:table-cell>
          <table:table-cell/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0543812601006</text:p>
          </table:table-cell>
          <table:table-cell office:value-type="string" calcext:value-type="string">
            <text:p>2,2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tq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86608268721162</text:p>
          </table:table-cell>
          <table:table-cell office:value-type="string" calcext:value-type="string">
            <text:p>0,695154669601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95154669601661</text:p>
          </table:table-cell>
          <table:table-cell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0542839027316</text:p>
          </table:table-cell>
          <table:table-cell office:value-type="string" calcext:value-type="string">
            <text:p>2,2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95109553739028</text:p>
          </table:table-cell>
          <table:table-cell table:number-columns-repeated="2" office:value-type="string" calcext:value-type="string">
            <text:p>0,707299362484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0406463458737</text:p>
          </table:table-cell>
          <table:table-cell office:value-type="string" calcext:value-type="string">
            <text:p>2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x_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0881702562457</text:p>
          </table:table-cell>
          <table:table-cell office:value-type="string" calcext:value-type="string">
            <text:p>0,66960567520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6960567520819</text:p>
          </table:table-cell>
          <table:table-cell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20406463458737</text:p>
          </table:table-cell>
          <table:table-cell office:value-type="string" calcext:value-type="string">
            <text:p>2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01708200791656</text:p>
          </table:table-cell>
          <table:table-cell office:value-type="string" calcext:value-type="string">
            <text:p>0,716726001130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672600113093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20274703725745</text:p>
          </table:table-cell>
          <table:table-cell office:value-type="string" calcext:value-type="string">
            <text:p>2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z_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4697111175572</text:p>
          </table:table-cell>
          <table:table-cell table:number-columns-repeated="2" office:value-type="string" calcext:value-type="string">
            <text:p>0,743371388969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9699597302796</text:p>
          </table:table-cell>
          <table:table-cell office:value-type="string" calcext:value-type="string">
            <text:p>2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90008706446449</text:p>
          </table:table-cell>
          <table:table-cell table:number-columns-repeated="2" office:value-type="string" calcext:value-type="string">
            <text:p>0,700012437780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9699597302796</text:p>
          </table:table-cell>
          <table:table-cell office:value-type="string" calcext:value-type="string">
            <text:p>2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v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41743308277192</text:p>
          </table:table-cell>
          <table:table-cell table:number-columns-repeated="2" office:value-type="string" calcext:value-type="string">
            <text:p>0,677179135346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9414895800151</text:p>
          </table:table-cell>
          <table:table-cell office:value-type="string" calcext:value-type="string">
            <text:p>2,1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41743308277192</text:p>
          </table:table-cell>
          <table:table-cell table:number-columns-repeated="2" office:value-type="string" calcext:value-type="string">
            <text:p>0,677179135346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8559617950518</text:p>
          </table:table-cell>
          <table:table-cell office:value-type="string" calcext:value-type="string">
            <text:p>2,1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c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41743308277192</text:p>
          </table:table-cell>
          <table:table-cell table:number-columns-repeated="2" office:value-type="string" calcext:value-type="string">
            <text:p>0,677179135346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8497740305265</text:p>
          </table:table-cell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f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4603396924558</text:p>
          </table:table-cell>
          <table:table-cell table:number-columns-repeated="2" office:value-type="string" calcext:value-type="string">
            <text:p>0,736508492311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8337087521745</text:p>
          </table:table-cell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876315853861</text:p>
          </table:table-cell>
          <table:table-cell office:value-type="string" calcext:value-type="string">
            <text:p>0,56460526423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64605264231017</text:p>
          </table:table-cell>
          <table:table-cell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7312968925274</text:p>
          </table:table-cell>
          <table:table-cell office:value-type="string" calcext:value-type="string">
            <text:p>2,1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y_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01074155076955</text:p>
          </table:table-cell>
          <table:table-cell table:number-columns-repeated="2" office:value-type="string" calcext:value-type="string">
            <text:p>0,668456925128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7292822025879</text:p>
          </table:table-cell>
          <table:table-cell office:value-type="string" calcext:value-type="string">
            <text:p>2,1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13022981250739</text:p>
          </table:table-cell>
          <table:table-cell table:number-columns-repeated="2" office:value-type="string" calcext:value-type="string">
            <text:p>0,688371635417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7273828611355</text:p>
          </table:table-cell>
          <table:table-cell office:value-type="string" calcext:value-type="string">
            <text:p>2,1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t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03654760250254</text:p>
          </table:table-cell>
          <table:table-cell table:number-columns-repeated="2" office:value-type="string" calcext:value-type="string">
            <text:p>0,629568450312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683552225397</text:p>
          </table:table-cell>
          <table:table-cell office:value-type="string" calcext:value-type="string">
            <text:p>2,1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6123946825555</text:p>
          </table:table-cell>
          <table:table-cell office:value-type="string" calcext:value-type="string">
            <text:p>0,658913526079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891352607935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6467015852054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y_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27517719761841</text:p>
          </table:table-cell>
          <table:table-cell table:number-columns-repeated="2" office:value-type="string" calcext:value-type="string">
            <text:p>0,6593971497023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6395565688206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4346519897092</text:p>
          </table:table-cell>
          <table:table-cell office:value-type="string" calcext:value-type="string">
            <text:p>0,6869303979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8693039794184</text:p>
          </table:table-cell>
          <table:table-cell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6354092688765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04551546025406</text:p>
          </table:table-cell>
          <table:table-cell office:value-type="string" calcext:value-type="string">
            <text:p>0,761378865063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61378865063515</text:p>
          </table:table-cell>
          <table:table-cell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6346629157345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mx_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420697517758</text:p>
          </table:table-cell>
          <table:table-cell office:value-type="string" calcext:value-type="string">
            <text:p>0,640344958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403449586293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6021025068542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z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30749739739333</text:p>
          </table:table-cell>
          <table:table-cell table:number-columns-repeated="2" office:value-type="string" calcext:value-type="string">
            <text:p>0,663437174674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6000672815298</text:p>
          </table:table-cell>
          <table:table-cell office:value-type="string" calcext:value-type="string">
            <text:p>2,1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9835904187814</text:p>
          </table:table-cell>
          <table:table-cell table:number-columns-repeated="2" office:value-type="string" calcext:value-type="string">
            <text:p>0,724794880234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5389982906921</text:p>
          </table:table-cell>
          <table:table-cell office:value-type="string" calcext:value-type="string">
            <text:p>2,1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77194731053604</text:p>
          </table:table-cell>
          <table:table-cell table:number-columns-repeated="2" office:value-type="string" calcext:value-type="string">
            <text:p>0,69298682763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5064650795019</text:p>
          </table:table-cell>
          <table:table-cell office:value-type="string" calcext:value-type="string">
            <text:p>2,1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x_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52806635286264</text:p>
          </table:table-cell>
          <table:table-cell table:number-columns-repeated="2" office:value-type="string" calcext:value-type="string">
            <text:p>0,64686662183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5038508797934</text:p>
          </table:table-cell>
          <table:table-cell office:value-type="string" calcext:value-type="string">
            <text:p>2,1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t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729768869828</text:p>
          </table:table-cell>
          <table:table-cell table:number-columns-repeated="2" office:value-type="string" calcext:value-type="string">
            <text:p>0,654595377396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4744403642411</text:p>
          </table:table-cell>
          <table:table-cell office:value-type="string" calcext:value-type="string">
            <text:p>2,1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mn_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5922612388299</text:p>
          </table:table-cell>
          <table:table-cell office:value-type="string" calcext:value-type="string">
            <text:p>0,719903265485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19903265485374</text:p>
          </table:table-cell>
          <table:table-cell/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4443526161821</text:p>
          </table:table-cell>
          <table:table-cell office:value-type="string" calcext:value-type="string">
            <text:p>2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w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7182932591607</text:p>
          </table:table-cell>
          <table:table-cell table:number-columns-repeated="2" office:value-type="string" calcext:value-type="string">
            <text:p>0,721478665739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3862620419339</text:p>
          </table:table-cell>
          <table:table-cell office:value-type="string" calcext:value-type="string">
            <text:p>2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z_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1242494224932</text:p>
          </table:table-cell>
          <table:table-cell table:number-columns-repeated="2" office:value-type="string" calcext:value-type="string">
            <text:p>0,635404157041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3686506156621</text:p>
          </table:table-cell>
          <table:table-cell office:value-type="string" calcext:value-type="string">
            <text:p>2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w_m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2649882659431</text:p>
          </table:table-cell>
          <table:table-cell table:number-columns-repeated="2" office:value-type="string" calcext:value-type="string">
            <text:p>0,715812353324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2590305079681</text:p>
          </table:table-cell>
          <table:table-cell office:value-type="string" calcext:value-type="string">
            <text:p>2,1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w_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45894530897886</text:p>
          </table:table-cell>
          <table:table-cell table:number-columns-repeated="2" office:value-type="string" calcext:value-type="string">
            <text:p>0,682368163622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2578927544781</text:p>
          </table:table-cell>
          <table:table-cell office:value-type="string" calcext:value-type="string">
            <text:p>2,1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90183749253087</text:p>
          </table:table-cell>
          <table:table-cell table:number-columns-repeated="2" office:value-type="string" calcext:value-type="string">
            <text:p>0,580367498506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241856521311</text:p>
          </table:table-cell>
          <table:table-cell office:value-type="string" calcext:value-type="string">
            <text:p>2,1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05608592977314</text:p>
          </table:table-cell>
          <table:table-cell table:number-columns-repeated="2" office:value-type="string" calcext:value-type="string">
            <text:p>0,676014321628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179434989649</text:p>
          </table:table-cell>
          <table:table-cell office:value-type="string" calcext:value-type="string">
            <text:p>2,1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93082935994489</text:p>
          </table:table-cell>
          <table:table-cell office:value-type="string" calcext:value-type="string">
            <text:p>0,655138226657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5138226657481</text:p>
          </table:table-cell>
          <table:table-cell/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11587930021781</text:p>
          </table:table-cell>
          <table:table-cell office:value-type="string" calcext:value-type="string">
            <text:p>2,1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x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37943171836045</text:p>
          </table:table-cell>
          <table:table-cell office:value-type="string" calcext:value-type="string">
            <text:p>0,675886343672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75886343672091</text:p>
          </table:table-cell>
          <table:table-cell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1035257545797</text:p>
          </table:table-cell>
          <table:table-cell office:value-type="string" calcext:value-type="string">
            <text:p>2,1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2117938657299</text:p>
          </table:table-cell>
          <table:table-cell table:number-columns-repeated="2" office:value-type="string" calcext:value-type="string">
            <text:p>0,6368632310954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10944855539828</text:p>
          </table:table-cell>
          <table:table-cell office:value-type="string" calcext:value-type="string">
            <text:p>2,1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accw_m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,789864872142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959970727613</text:p>
          </table:table-cell>
          <table:table-cell office:value-type="string" calcext:value-type="string">
            <text:p>2,1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z_m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6191779330139</text:p>
          </table:table-cell>
          <table:table-cell table:number-columns-repeated="2" office:value-type="string" calcext:value-type="string">
            <text:p>0,659882561859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9518890444462</text:p>
          </table:table-cell>
          <table:table-cell office:value-type="string" calcext:value-type="string">
            <text:p>2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y_m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3721159502435</text:p>
          </table:table-cell>
          <table:table-cell table:number-columns-repeated="2" office:value-type="string" calcext:value-type="string">
            <text:p>0,572868599170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8871811601056</text:p>
          </table:table-cell>
          <table:table-cell office:value-type="string" calcext:value-type="string">
            <text:p>2,0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15551844428616</text:p>
          </table:table-cell>
          <table:table-cell table:number-columns-repeated="2" office:value-type="string" calcext:value-type="string">
            <text:p>0,5936454920408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8633367508201</text:p>
          </table:table-cell>
          <table:table-cell office:value-type="string" calcext:value-type="string">
            <text:p>2,0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w_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46330434069251</text:p>
          </table:table-cell>
          <table:table-cell table:number-columns-repeated="2" office:value-type="string" calcext:value-type="string">
            <text:p>0,557913042586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7689752931765</text:p>
          </table:table-cell>
          <table:table-cell office:value-type="string" calcext:value-type="string">
            <text:p>2,0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w_f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11901836231867</text:p>
          </table:table-cell>
          <table:table-cell table:number-columns-repeated="2" office:value-type="string" calcext:value-type="string">
            <text:p>0,686503060386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7506840559136</text:p>
          </table:table-cell>
          <table:table-cell office:value-type="string" calcext:value-type="string">
            <text:p>2,0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07834743302415</text:p>
          </table:table-cell>
          <table:table-cell office:value-type="string" calcext:value-type="string">
            <text:p>0,6156694866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1566948660483</text:p>
          </table:table-cell>
          <table:table-cell/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7382083860221</text:p>
          </table:table-cell>
          <table:table-cell office:value-type="string" calcext:value-type="string">
            <text:p>2,0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m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3660056193191</text:p>
          </table:table-cell>
          <table:table-cell table:number-columns-repeated="2" office:value-type="string" calcext:value-type="string">
            <text:p>0,534150140482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7217270097219</text:p>
          </table:table-cell>
          <table:table-cell office:value-type="string" calcext:value-type="string">
            <text:p>2,0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0376344337831</text:p>
          </table:table-cell>
          <table:table-cell table:number-columns-repeated="2" office:value-type="string" calcext:value-type="string">
            <text:p>0,583960573896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6694813216365</text:p>
          </table:table-cell>
          <table:table-cell office:value-type="string" calcext:value-type="string">
            <text:p>2,0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tq_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1976610076438</text:p>
          </table:table-cell>
          <table:table-cell office:value-type="string" calcext:value-type="string">
            <text:p>0,539922033588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39922033588126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6258702815877</text:p>
          </table:table-cell>
          <table:table-cell office:value-type="string" calcext:value-type="string">
            <text:p>2,0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6976588485505</text:p>
          </table:table-cell>
          <table:table-cell office:value-type="string" calcext:value-type="string">
            <text:p>0,517441471213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17441471213763</text:p>
          </table:table-cell>
          <table:table-cell/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5434392536999</text:p>
          </table:table-cell>
          <table:table-cell office:value-type="string" calcext:value-type="string">
            <text:p>2,0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m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70321068257373</text:p>
          </table:table-cell>
          <table:table-cell table:number-columns-repeated="2" office:value-type="string" calcext:value-type="string">
            <text:p>0,617201780428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5406025871797</text:p>
          </table:table-cell>
          <table:table-cell office:value-type="string" calcext:value-type="string">
            <text:p>2,0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62020758606532</text:p>
          </table:table-cell>
          <table:table-cell office:value-type="string" calcext:value-type="string">
            <text:p>0,577525948258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77525948258165</text:p>
          </table:table-cell>
          <table:table-cell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5163807132165</text:p>
          </table:table-cell>
          <table:table-cell office:value-type="string" calcext:value-type="string">
            <text:p>2,0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27832581600552</text:p>
          </table:table-cell>
          <table:table-cell office:value-type="string" calcext:value-type="string">
            <text:p>0,53479072700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3479072700069</text:p>
          </table:table-cell>
          <table:table-cell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31613036111027</text:p>
          </table:table-cell>
          <table:table-cell office:value-type="string" calcext:value-type="string">
            <text:p>0,552688393518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52688393518378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51379616699933</text:p>
          </table:table-cell>
          <table:table-cell office:value-type="string" calcext:value-type="string">
            <text:p>0,585632694499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85632694499889</text:p>
          </table:table-cell>
          <table:table-cell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08145169325264</text:p>
          </table:table-cell>
          <table:table-cell office:value-type="string" calcext:value-type="string">
            <text:p>0,513575282208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13575282208773</text:p>
          </table:table-cell>
          <table:table-cell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96580427770437</text:p>
          </table:table-cell>
          <table:table-cell office:value-type="string" calcext:value-type="string">
            <text:p>0,655268092568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5268092568122</text:p>
          </table:table-cell>
          <table:table-cell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z_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1155543425938</text:p>
          </table:table-cell>
          <table:table-cell table:number-columns-repeated="2" office:value-type="string" calcext:value-type="string">
            <text:p>0,62311086851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88676956606552</text:p>
          </table:table-cell>
          <table:table-cell office:value-type="string" calcext:value-type="string">
            <text:p>0,555252795152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55252795152217</text:p>
          </table:table-cell>
          <table:table-cell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930949896065</text:p>
          </table:table-cell>
          <table:table-cell office:value-type="string" calcext:value-type="string">
            <text:p>0,58218249826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8218249826775</text:p>
          </table:table-cell>
          <table:table-cell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f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1129791306033</text:p>
          </table:table-cell>
          <table:table-cell table:number-columns-repeated="2" office:value-type="string" calcext:value-type="string">
            <text:p>0,51882985510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532622077007</text:p>
          </table:table-cell>
          <table:table-cell office:value-type="string" calcext:value-type="string">
            <text:p>2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z_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689033617041</text:p>
          </table:table-cell>
          <table:table-cell table:number-columns-repeated="2" office:value-type="string" calcext:value-type="string">
            <text:p>0,5229677872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2320472867436</text:p>
          </table:table-cell>
          <table:table-cell office:value-type="string" calcext:value-type="string">
            <text:p>2,0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5450606967496</text:p>
          </table:table-cell>
          <table:table-cell office:value-type="string" calcext:value-type="string">
            <text:p>0,58862651741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8862651741874</text:p>
          </table:table-cell>
          <table:table-cell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2,01954680286524</text:p>
          </table:table-cell>
          <table:table-cell office:value-type="string" calcext:value-type="string">
            <text:p>2,0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21838376011104</text:p>
          </table:table-cell>
          <table:table-cell office:value-type="string" calcext:value-type="string">
            <text:p>0,554595940027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54595940027759</text:p>
          </table:table-cell>
          <table:table-cell/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1554923494074</text:p>
          </table:table-cell>
          <table:table-cell office:value-type="string" calcext:value-type="string">
            <text:p>2,0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tq_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19624242270364</text:p>
          </table:table-cell>
          <table:table-cell office:value-type="string" calcext:value-type="string">
            <text:p>0,549060605675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49060605675911</text:p>
          </table:table-cell>
          <table:table-cell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1090412482248</text:p>
          </table:table-cell>
          <table:table-cell office:value-type="string" calcext:value-type="string">
            <text:p>2,0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x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6915346082202</text:p>
          </table:table-cell>
          <table:table-cell office:value-type="string" calcext:value-type="string">
            <text:p>0,523051153607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2305115360734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0720784074767</text:p>
          </table:table-cell>
          <table:table-cell office:value-type="string" calcext:value-type="string">
            <text:p>2,0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y_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63195488547323</text:p>
          </table:table-cell>
          <table:table-cell table:number-columns-repeated="2" office:value-type="string" calcext:value-type="string">
            <text:p>0,605325814245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2,00041713524613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am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79735835956583</text:p>
          </table:table-cell>
          <table:table-cell office:value-type="string" calcext:value-type="string">
            <text:p>0,599119453188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99119453188609</text:p>
          </table:table-cell>
          <table:table-cell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9877285821218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79735835956583</text:p>
          </table:table-cell>
          <table:table-cell office:value-type="string" calcext:value-type="string">
            <text:p>0,599119453188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99119453188609</text:p>
          </table:table-cell>
          <table:table-cell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9786162480629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d_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3110635616026</text:p>
          </table:table-cell>
          <table:table-cell office:value-type="string" calcext:value-type="string">
            <text:p>0,655531780801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55531780801299</text:p>
          </table:table-cell>
          <table:table-cell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976373700401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fq_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34527417760847</text:p>
          </table:table-cell>
          <table:table-cell office:value-type="string" calcext:value-type="string">
            <text:p>0,672637088804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72637088804233</text:p>
          </table:table-cell>
          <table:table-cell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9489266159715</text:p>
          </table:table-cell>
          <table:table-cell office:value-type="string" calcext:value-type="string">
            <text:p>1,9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34527417760847</text:p>
          </table:table-cell>
          <table:table-cell office:value-type="string" calcext:value-type="string">
            <text:p>0,672637088804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72637088804233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9246181882566</text:p>
          </table:table-cell>
          <table:table-cell office:value-type="string" calcext:value-type="string">
            <text:p>1,9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md_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8210609329858</text:p>
          </table:table-cell>
          <table:table-cell office:value-type="string" calcext:value-type="string">
            <text:p>0,527368697766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27368697766194</text:p>
          </table:table-cell>
          <table:table-cell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8623522803058</text:p>
          </table:table-cell>
          <table:table-cell office:value-type="string" calcext:value-type="string">
            <text:p>1,9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8210609329858</text:p>
          </table:table-cell>
          <table:table-cell office:value-type="string" calcext:value-type="string">
            <text:p>0,527368697766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27368697766194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434779637484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qm_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8210609329858</text:p>
          </table:table-cell>
          <table:table-cell office:value-type="string" calcext:value-type="string">
            <text:p>0,527368697766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27368697766194</text:p>
          </table:table-cell>
          <table:table-cell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328263167771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f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0583761449617</text:p>
          </table:table-cell>
          <table:table-cell table:number-columns-repeated="2" office:value-type="string" calcext:value-type="string">
            <text:p>0,576459403624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300140639361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18246062317017</text:p>
          </table:table-cell>
          <table:table-cell office:value-type="string" calcext:value-type="string">
            <text:p>0,522807577896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22807577896271</text:p>
          </table:table-cell>
          <table:table-cell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300140639361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7874189082024</text:p>
          </table:table-cell>
          <table:table-cell office:value-type="string" calcext:value-type="string">
            <text:p>0,519685472705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19685472705059</text:p>
          </table:table-cell>
          <table:table-cell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300140639361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5662100772806</text:p>
          </table:table-cell>
          <table:table-cell office:value-type="string" calcext:value-type="string">
            <text:p>0,55220700257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5220700257602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7125887570611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788179602379</text:p>
          </table:table-cell>
          <table:table-cell office:value-type="string" calcext:value-type="string">
            <text:p>0,539831137176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39831137176843</text:p>
          </table:table-cell>
          <table:table-cell/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6795423395153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93438115681538</text:p>
          </table:table-cell>
          <table:table-cell office:value-type="string" calcext:value-type="string">
            <text:p>0,491797644601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91797644601923</text:p>
          </table:table-cell>
          <table:table-cell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6693841613352</text:p>
          </table:table-cell>
          <table:table-cell office:value-type="string" calcext:value-type="string">
            <text:p>1,9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46015183915355</text:p>
          </table:table-cell>
          <table:table-cell table:number-columns-repeated="2" office:value-type="string" calcext:value-type="string">
            <text:p>0,486717279717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60388724049</text:p>
          </table:table-cell>
          <table:table-cell office:value-type="string" calcext:value-type="string">
            <text:p>1,9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se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645643966065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45643966065561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5830627935324</text:p>
          </table:table-cell>
          <table:table-cell office:value-type="string" calcext:value-type="string">
            <text:p>1,9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z_t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2871925979378</text:p>
          </table:table-cell>
          <table:table-cell table:number-columns-repeated="2" office:value-type="string" calcext:value-type="string">
            <text:p>0,582179814948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5830627935324</text:p>
          </table:table-cell>
          <table:table-cell office:value-type="string" calcext:value-type="string">
            <text:p>1,9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x_t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5032099277607</text:p>
          </table:table-cell>
          <table:table-cell table:number-columns-repeated="2" office:value-type="string" calcext:value-type="string">
            <text:p>0,512580248194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5830627935323</text:p>
          </table:table-cell>
          <table:table-cell office:value-type="string" calcext:value-type="string">
            <text:p>1,9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mx_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97790604943825</text:p>
          </table:table-cell>
          <table:table-cell office:value-type="string" calcext:value-type="string">
            <text:p>0,494476512359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94476512359561</text:p>
          </table:table-cell>
          <table:table-cell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5604063716539</text:p>
          </table:table-cell>
          <table:table-cell office:value-type="string" calcext:value-type="string">
            <text:p>1,9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gyrz_f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6577843065479</text:p>
          </table:table-cell>
          <table:table-cell table:number-columns-repeated="2" office:value-type="string" calcext:value-type="string">
            <text:p>0,53155686130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538360079573</text:p>
          </table:table-cell>
          <table:table-cell office:value-type="string" calcext:value-type="string">
            <text:p>1,9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z_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61104313284041</text:p>
          </table:table-cell>
          <table:table-cell table:number-columns-repeated="2" office:value-type="string" calcext:value-type="string">
            <text:p>0,537014377613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4997084864887</text:p>
          </table:table-cell>
          <table:table-cell office:value-type="string" calcext:value-type="string">
            <text:p>1,9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x_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946878602221</text:p>
          </table:table-cell>
          <table:table-cell office:value-type="string" calcext:value-type="string">
            <text:p>0,547343930111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47343930111052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4997084864887</text:p>
          </table:table-cell>
          <table:table-cell office:value-type="string" calcext:value-type="string">
            <text:p>1,9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tq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6379334855846</text:p>
          </table:table-cell>
          <table:table-cell office:value-type="string" calcext:value-type="string">
            <text:p>0,47275866971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72758669711691</text:p>
          </table:table-cell>
          <table:table-cell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4594448929059</text:p>
          </table:table-cell>
          <table:table-cell office:value-type="string" calcext:value-type="string">
            <text:p>1,9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x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5192575562316</text:p>
          </table:table-cell>
          <table:table-cell office:value-type="string" calcext:value-type="string">
            <text:p>0,470385151124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70385151124632</text:p>
          </table:table-cell>
          <table:table-cell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3722460067118</text:p>
          </table:table-cell>
          <table:table-cell office:value-type="string" calcext:value-type="string">
            <text:p>1,9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d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00085688665252</text:p>
          </table:table-cell>
          <table:table-cell office:value-type="string" calcext:value-type="string">
            <text:p>0,500214221663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00214221663131</text:p>
          </table:table-cell>
          <table:table-cell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2890630576908</text:p>
          </table:table-cell>
          <table:table-cell office:value-type="string" calcext:value-type="string">
            <text:p>1,9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x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981700438117592</text:p>
          </table:table-cell>
          <table:table-cell office:value-type="string" calcext:value-type="string">
            <text:p>0,490850219058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9085021905879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2294820083195</text:p>
          </table:table-cell>
          <table:table-cell office:value-type="string" calcext:value-type="string">
            <text:p>1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x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0734161730554</text:p>
          </table:table-cell>
          <table:table-cell office:value-type="string" calcext:value-type="string">
            <text:p>0,451835404326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51835404326385</text:p>
          </table:table-cell>
          <table:table-cell/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2276805411419</text:p>
          </table:table-cell>
          <table:table-cell office:value-type="string" calcext:value-type="string">
            <text:p>1,9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d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935246211062951</text:p>
          </table:table-cell>
          <table:table-cell office:value-type="string" calcext:value-type="string">
            <text:p>0,4676231055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6762310553147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1982190333206</text:p>
          </table:table-cell>
          <table:table-cell office:value-type="string" calcext:value-type="string">
            <text:p>1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fq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0354890028082</text:p>
          </table:table-cell>
          <table:table-cell office:value-type="string" calcext:value-type="string">
            <text:p>0,501774450140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01774450140408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91754963194882</text:p>
          </table:table-cell>
          <table:table-cell office:value-type="string" calcext:value-type="string">
            <text:p>1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tq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935246211062951</text:p>
          </table:table-cell>
          <table:table-cell office:value-type="string" calcext:value-type="string">
            <text:p>0,467623105531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67623105531476</text:p>
          </table:table-cell>
          <table:table-cell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0444199574423</text:p>
          </table:table-cell>
          <table:table-cell office:value-type="string" calcext:value-type="string">
            <text:p>1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a_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534924272232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34924272232401</text:p>
          </table:table-cell>
          <table:table-cell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90403408792164</text:p>
          </table:table-cell>
          <table:table-cell office:value-type="string" calcext:value-type="string">
            <text:p>1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n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0354890028082</text:p>
          </table:table-cell>
          <table:table-cell office:value-type="string" calcext:value-type="string">
            <text:p>0,501774450140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01774450140408</text:p>
          </table:table-cell>
          <table:table-cell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9745538849539</text:p>
          </table:table-cell>
          <table:table-cell office:value-type="string" calcext:value-type="string">
            <text:p>1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qm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1243225990443</text:p>
          </table:table-cell>
          <table:table-cell office:value-type="string" calcext:value-type="string">
            <text:p>0,50621612995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06216129952213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9551650210149</text:p>
          </table:table-cell>
          <table:table-cell office:value-type="string" calcext:value-type="string">
            <text:p>1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958488373608002</text:p>
          </table:table-cell>
          <table:table-cell office:value-type="string" calcext:value-type="string">
            <text:p>0,47924418680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79244186804001</text:p>
          </table:table-cell>
          <table:table-cell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943927798059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958488373608002</text:p>
          </table:table-cell>
          <table:table-cell office:value-type="string" calcext:value-type="string">
            <text:p>0,47924418680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7924418680400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988613807943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tq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503534053884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03534053884124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66967846580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8254077127801</text:p>
          </table:table-cell>
          <table:table-cell office:value-type="string" calcext:value-type="string">
            <text:p>0,436508154255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36508154255601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66967846580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mx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341528127393</text:p>
          </table:table-cell>
          <table:table-cell office:value-type="string" calcext:value-type="string">
            <text:p>0,42683056254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683056254786</text:p>
          </table:table-cell>
          <table:table-cell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66967846580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d_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581332295945</text:p>
          </table:table-cell>
          <table:table-cell office:value-type="string" calcext:value-type="string">
            <text:p>0,419377743198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9377743198165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66967846580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tq_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7622210392347</text:p>
          </table:table-cell>
          <table:table-cell office:value-type="string" calcext:value-type="string">
            <text:p>0,419055525980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9055525980868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8669678465808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am_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7044465555385</text:p>
          </table:table-cell>
          <table:table-cell office:value-type="string" calcext:value-type="string">
            <text:p>0,423481551851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3481551851282</text:p>
          </table:table-cell>
          <table:table-cell/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87671396448449</text:p>
          </table:table-cell>
          <table:table-cell office:value-type="string" calcext:value-type="string">
            <text:p>1,8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mx_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6346681827888</text:p>
          </table:table-cell>
          <table:table-cell office:value-type="string" calcext:value-type="string">
            <text:p>0,41586670456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586670456972</text:p>
          </table:table-cell>
          <table:table-cell/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708655952526</text:p>
          </table:table-cell>
          <table:table-cell office:value-type="string" calcext:value-type="string">
            <text:p>1,8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qm_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31170836398677</text:p>
          </table:table-cell>
          <table:table-cell office:value-type="string" calcext:value-type="string">
            <text:p>0,437236121328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37236121328924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8403832942745</text:p>
          </table:table-cell>
          <table:table-cell office:value-type="string" calcext:value-type="string">
            <text:p>1,8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qm_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58464362450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58464362450456</text:p>
          </table:table-cell>
          <table:table-cell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4003638342151</text:p>
          </table:table-cell>
          <table:table-cell office:value-type="string" calcext:value-type="string">
            <text:p>1,8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mx_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50697551438349</text:p>
          </table:table-cell>
          <table:table-cell office:value-type="string" calcext:value-type="string">
            <text:p>0,417829252397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7829252397249</text:p>
          </table:table-cell>
          <table:table-cell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786923891623</text:p>
          </table:table-cell>
          <table:table-cell office:value-type="string" calcext:value-type="string">
            <text:p>1,8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tq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5653365480961</text:p>
          </table:table-cell>
          <table:table-cell office:value-type="string" calcext:value-type="string">
            <text:p>0,414133413702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4133413702403</text:p>
          </table:table-cell>
          <table:table-cell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fq_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10232615243646</text:p>
          </table:table-cell>
          <table:table-cell office:value-type="string" calcext:value-type="string">
            <text:p>0,42046523048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0465230487293</text:p>
          </table:table-cell>
          <table:table-cell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n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7535214950508</text:p>
          </table:table-cell>
          <table:table-cell office:value-type="string" calcext:value-type="string">
            <text:p>0,41255869158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255869158418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x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6095990865235</text:p>
          </table:table-cell>
          <table:table-cell office:value-type="string" calcext:value-type="string">
            <text:p>0,44023997716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40239977163087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42997928020382</text:p>
          </table:table-cell>
          <table:table-cell table:number-columns-repeated="2" office:value-type="string" calcext:value-type="string">
            <text:p>0,404996546700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87504546676377</text:p>
          </table:table-cell>
          <table:table-cell table:number-columns-repeated="2" office:value-type="string" calcext:value-type="string">
            <text:p>0,43752273338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agx_s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87504546676377</text:p>
          </table:table-cell>
          <table:table-cell table:number-columns-repeated="2" office:value-type="string" calcext:value-type="string">
            <text:p>0,43752273338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43719702816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am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8713803520462</text:p>
          </table:table-cell>
          <table:table-cell office:value-type="string" calcext:value-type="string">
            <text:p>0,39678450880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6784508801154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26294395941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qm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8713803520462</text:p>
          </table:table-cell>
          <table:table-cell office:value-type="string" calcext:value-type="string">
            <text:p>0,39678450880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6784508801154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262943959412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md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5237927210678</text:p>
          </table:table-cell>
          <table:table-cell office:value-type="string" calcext:value-type="string">
            <text:p>0,388094818026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88094818026696</text:p>
          </table:table-cell>
          <table:table-cell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8323632168601</text:p>
          </table:table-cell>
          <table:table-cell office:value-type="string" calcext:value-type="string">
            <text:p>1,8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fq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6582956521674</text:p>
          </table:table-cell>
          <table:table-cell office:value-type="string" calcext:value-type="string">
            <text:p>0,391457391304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1457391304186</text:p>
          </table:table-cell>
          <table:table-cell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81777288762798</text:p>
          </table:table-cell>
          <table:table-cell office:value-type="string" calcext:value-type="string">
            <text:p>1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tq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0313556997895</text:p>
          </table:table-cell>
          <table:table-cell office:value-type="string" calcext:value-type="string">
            <text:p>0,401045189992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1045189992982</text:p>
          </table:table-cell>
          <table:table-cell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8098873966458</text:p>
          </table:table-cell>
          <table:table-cell office:value-type="string" calcext:value-type="string">
            <text:p>1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n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6582956521674</text:p>
          </table:table-cell>
          <table:table-cell office:value-type="string" calcext:value-type="string">
            <text:p>0,391457391304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1457391304186</text:p>
          </table:table-cell>
          <table:table-cell/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80442318525896</text:p>
          </table:table-cell>
          <table:table-cell office:value-type="string" calcext:value-type="string">
            <text:p>1,8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x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0313556997895</text:p>
          </table:table-cell>
          <table:table-cell office:value-type="string" calcext:value-type="string">
            <text:p>0,401045189992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1045189992982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9828496558602</text:p>
          </table:table-cell>
          <table:table-cell office:value-type="string" calcext:value-type="string">
            <text:p>1,8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tq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5733809719674</text:p>
          </table:table-cell>
          <table:table-cell office:value-type="string" calcext:value-type="string">
            <text:p>0,419112699065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9112699065579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9788561147183</text:p>
          </table:table-cell>
          <table:table-cell office:value-type="string" calcext:value-type="string">
            <text:p>1,8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am_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58671748148234</text:p>
          </table:table-cell>
          <table:table-cell office:value-type="string" calcext:value-type="string">
            <text:p>0,39667937037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6679370370585</text:p>
          </table:table-cell>
          <table:table-cell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9187446705542</text:p>
          </table:table-cell>
          <table:table-cell office:value-type="string" calcext:value-type="string">
            <text:p>1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x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820084763364281</text:p>
          </table:table-cell>
          <table:table-cell office:value-type="string" calcext:value-type="string">
            <text:p>0,41004238168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004238168214</text:p>
          </table:table-cell>
          <table:table-cell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9029038778243</text:p>
          </table:table-cell>
          <table:table-cell office:value-type="string" calcext:value-type="string">
            <text:p>1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qm_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1389357378699</text:p>
          </table:table-cell>
          <table:table-cell office:value-type="string" calcext:value-type="string">
            <text:p>0,403473393446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3473393446747</text:p>
          </table:table-cell>
          <table:table-cell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8357955390756</text:p>
          </table:table-cell>
          <table:table-cell office:value-type="string" calcext:value-type="string">
            <text:p>1,7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am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9741020677219</text:p>
          </table:table-cell>
          <table:table-cell office:value-type="string" calcext:value-type="string">
            <text:p>0,419482041354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9482041354438</text:p>
          </table:table-cell>
          <table:table-cell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8232838118926</text:p>
          </table:table-cell>
          <table:table-cell office:value-type="string" calcext:value-type="string">
            <text:p>1,7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qm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9867781520975</text:p>
          </table:table-cell>
          <table:table-cell office:value-type="string" calcext:value-type="string">
            <text:p>0,41973556304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973556304195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8187970768272</text:p>
          </table:table-cell>
          <table:table-cell office:value-type="string" calcext:value-type="string">
            <text:p>1,7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0314239933706</text:p>
          </table:table-cell>
          <table:table-cell table:number-columns-repeated="2" office:value-type="string" calcext:value-type="string">
            <text:p>0,401047466445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8030462521767</text:p>
          </table:table-cell>
          <table:table-cell office:value-type="string" calcext:value-type="string">
            <text:p>1,7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a_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40403224633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40403224633366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t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7386676505251</text:p>
          </table:table-cell>
          <table:table-cell office:value-type="string" calcext:value-type="string">
            <text:p>1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fq_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9688508903364</text:p>
          </table:table-cell>
          <table:table-cell office:value-type="string" calcext:value-type="string">
            <text:p>0,42422127225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422127225841</text:p>
          </table:table-cell>
          <table:table-cell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7079838315095</text:p>
          </table:table-cell>
          <table:table-cell office:value-type="string" calcext:value-type="string">
            <text:p>1,7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d_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1077183981629</text:p>
          </table:table-cell>
          <table:table-cell office:value-type="string" calcext:value-type="string">
            <text:p>0,42769295995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7692959954072</text:p>
          </table:table-cell>
          <table:table-cell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6332492615465</text:p>
          </table:table-cell>
          <table:table-cell office:value-type="string" calcext:value-type="string">
            <text:p>1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tq_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9785370657317</text:p>
          </table:table-cell>
          <table:table-cell office:value-type="string" calcext:value-type="string">
            <text:p>0,424463426643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4463426643292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5549709189088</text:p>
          </table:table-cell>
          <table:table-cell office:value-type="string" calcext:value-type="string">
            <text:p>1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am_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1077183981629</text:p>
          </table:table-cell>
          <table:table-cell office:value-type="string" calcext:value-type="string">
            <text:p>0,42769295995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7692959954072</text:p>
          </table:table-cell>
          <table:table-cell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5353222125866</text:p>
          </table:table-cell>
          <table:table-cell office:value-type="string" calcext:value-type="string">
            <text:p>1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qm_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1077183981629</text:p>
          </table:table-cell>
          <table:table-cell office:value-type="string" calcext:value-type="string">
            <text:p>0,42769295995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7692959954072</text:p>
          </table:table-cell>
          <table:table-cell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5161854351001</text:p>
          </table:table-cell>
          <table:table-cell office:value-type="string" calcext:value-type="string">
            <text:p>1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gyry_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9811783974154</text:p>
          </table:table-cell>
          <table:table-cell table:number-columns-repeated="2" office:value-type="string" calcext:value-type="string">
            <text:p>0,424529459935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4806734854609</text:p>
          </table:table-cell>
          <table:table-cell office:value-type="string" calcext:value-type="string">
            <text:p>1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mn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7421162993511</text:p>
          </table:table-cell>
          <table:table-cell office:value-type="string" calcext:value-type="string">
            <text:p>0,424737209978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4737209978371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4806734854609</text:p>
          </table:table-cell>
          <table:table-cell office:value-type="string" calcext:value-type="string">
            <text:p>1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x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2799617993584</text:p>
          </table:table-cell>
          <table:table-cell office:value-type="string" calcext:value-type="string">
            <text:p>0,406999044983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6999044983959</text:p>
          </table:table-cell>
          <table:table-cell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4565801548038</text:p>
          </table:table-cell>
          <table:table-cell office:value-type="string" calcext:value-type="string">
            <text:p>1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ft_qm_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06776256180229</text:p>
          </table:table-cell>
          <table:table-cell office:value-type="string" calcext:value-type="string">
            <text:p>0,413552512360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3552512360459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mx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4095361365049</text:p>
          </table:table-cell>
          <table:table-cell office:value-type="string" calcext:value-type="string">
            <text:p>1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md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8605309075327</text:p>
          </table:table-cell>
          <table:table-cell office:value-type="string" calcext:value-type="string">
            <text:p>0,421513272688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1513272688318</text:p>
          </table:table-cell>
          <table:table-cell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3979116369773</text:p>
          </table:table-cell>
          <table:table-cell office:value-type="string" calcext:value-type="string">
            <text:p>1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ft_am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8605309075327</text:p>
          </table:table-cell>
          <table:table-cell office:value-type="string" calcext:value-type="string">
            <text:p>0,421513272688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1513272688318</text:p>
          </table:table-cell>
          <table:table-cell/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3901572237209</text:p>
          </table:table-cell>
          <table:table-cell office:value-type="string" calcext:value-type="string">
            <text:p>1,7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x_tq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6903949346678</text:p>
          </table:table-cell>
          <table:table-cell office:value-type="string" calcext:value-type="string">
            <text:p>0,417259873366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7259873366696</text:p>
          </table:table-cell>
          <table:table-cell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3389401451253</text:p>
          </table:table-cell>
          <table:table-cell office:value-type="string" calcext:value-type="string">
            <text:p>1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accw_a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,426221726299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3158026133031</text:p>
          </table:table-cell>
          <table:table-cell office:value-type="string" calcext:value-type="string">
            <text:p>1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tq_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25685044443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5685044443745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2924509060083</text:p>
          </table:table-cell>
          <table:table-cell office:value-type="string" calcext:value-type="string">
            <text:p>1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var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2557166603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5571666038911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71154215311333</text:p>
          </table:table-cell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sd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2557166603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25571666038911</text:p>
          </table:table-cell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m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89763558066</text:p>
          </table:table-cell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md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1884465318008</text:p>
          </table:table-cell>
          <table:table-cell office:value-type="string" calcext:value-type="string">
            <text:p>0,406281551060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6281551060026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89763558066</text:p>
          </table:table-cell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rg_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794916860629618</text:p>
          </table:table-cell>
          <table:table-cell office:value-type="string" calcext:value-type="string">
            <text:p>0,397458430314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7458430314809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54912944316</text:p>
          </table:table-cell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x_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8467664136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8467664136172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54912944316</text:p>
          </table:table-cell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fq_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8467664136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8467664136172</text:p>
          </table:table-cell>
          <table:table-cell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461685440835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x_mn_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8467664136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8467664136172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70284672978498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mx_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2832308149121</text:p>
          </table:table-cell>
          <table:table-cell office:value-type="string" calcext:value-type="string">
            <text:p>0,409441027163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9441027163735</text:p>
          </table:table-cell>
          <table:table-cell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987909078647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tq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165496808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1654968088057</text:p>
          </table:table-cell>
          <table:table-cell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9847084595764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am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165496808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1654968088057</text:p>
          </table:table-cell>
          <table:table-cell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9793311808677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mx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165496808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1654968088057</text:p>
          </table:table-cell>
          <table:table-cell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fq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9574253416963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qm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1165496808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11654968088057</text:p>
          </table:table-cell>
          <table:table-cell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9574253416963</text:p>
          </table:table-cell>
          <table:table-cell office:value-type="string" calcext:value-type="string">
            <text:p>1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ps_ku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07623906626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762390662665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9263681048737</text:p>
          </table:table-cell>
          <table:table-cell office:value-type="string" calcext:value-type="string">
            <text:p>1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qm_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07623906626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7623906626654</text:p>
          </table:table-cell>
          <table:table-cell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8972347160713</text:p>
          </table:table-cell>
          <table:table-cell office:value-type="string" calcext:value-type="string">
            <text:p>1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fq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05549530893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5549530893055</text:p>
          </table:table-cell>
          <table:table-cell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8813752875671</text:p>
          </table:table-cell>
          <table:table-cell office:value-type="string" calcext:value-type="string">
            <text:p>1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magw_i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,40429746855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a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8050536579412</text:p>
          </table:table-cell>
          <table:table-cell office:value-type="string" calcext:value-type="string">
            <text:p>1,6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md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93442408292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3442408292511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80472246922</text:p>
          </table:table-cell>
          <table:table-cell office:value-type="string" calcext:value-type="string">
            <text:p>1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tq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93442408292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3442408292511</text:p>
          </table:table-cell>
          <table:table-cell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7889040754011</text:p>
          </table:table-cell>
          <table:table-cell office:value-type="string" calcext:value-type="string">
            <text:p>1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ma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93442408292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93442408292511</text:p>
          </table:table-cell>
          <table:table-cell/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7634583077567</text:p>
          </table:table-cell>
          <table:table-cell office:value-type="string" calcext:value-type="string">
            <text:p>1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ir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8841434137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8841434137575</text:p>
          </table:table-cell>
          <table:table-cell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59311585108</text:p>
          </table:table-cell>
          <table:table-cell office:value-type="string" calcext:value-type="string">
            <text:p>1,6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d_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76889316860837</text:p>
          </table:table-cell>
          <table:table-cell office:value-type="string" calcext:value-type="string">
            <text:p>0,384446584304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84446584304185</text:p>
          </table:table-cell>
          <table:table-cell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3498273776067</text:p>
          </table:table-cell>
          <table:table-cell office:value-type="string" calcext:value-type="string">
            <text:p>1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ir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8369827667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8369827667841</text:p>
          </table:table-cell>
          <table:table-cell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3097529627263</text:p>
          </table:table-cell>
          <table:table-cell office:value-type="string" calcext:value-type="string">
            <text:p>1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rg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8369827667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8369827667841</text:p>
          </table:table-cell>
          <table:table-cell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2970664722833</text:p>
          </table:table-cell>
          <table:table-cell office:value-type="string" calcext:value-type="string">
            <text:p>1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mx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787234369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787234369924</text:p>
          </table:table-cell>
          <table:table-cell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6287225927528</text:p>
          </table:table-cell>
          <table:table-cell office:value-type="string" calcext:value-type="string">
            <text:p>1,6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dt_qm_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787234369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787234369924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2595373399112</text:p>
          </table:table-cell>
          <table:table-cell office:value-type="string" calcext:value-type="string">
            <text:p>1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fq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709808006499549</text:p>
          </table:table-cell>
          <table:table-cell office:value-type="string" calcext:value-type="string">
            <text:p>0,354904003249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54904003249774</text:p>
          </table:table-cell>
          <table:table-cell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2070951243876</text:p>
          </table:table-cell>
          <table:table-cell office:value-type="string" calcext:value-type="string">
            <text:p>1,6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n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787234369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787234369924</text:p>
          </table:table-cell>
          <table:table-cell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0949715829011</text:p>
          </table:table-cell>
          <table:table-cell office:value-type="string" calcext:value-type="string">
            <text:p>1,6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md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18148394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181483945405</text:p>
          </table:table-cell>
          <table:table-cell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0474961876761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fq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18148394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181483945405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0226734278726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ma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18148394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181483945405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60138370701383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mn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18148394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181483945405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9981533760451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dt_qm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618148394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6181483945405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992541748429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tq_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0573440710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0573440710173</text:p>
          </table:table-cell>
          <table:table-cell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9545674555806</text:p>
          </table:table-cell>
          <table:table-cell office:value-type="string" calcext:value-type="string">
            <text:p>1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mx_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0573440710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0573440710173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798737005285</text:p>
          </table:table-cell>
          <table:table-cell office:value-type="string" calcext:value-type="string">
            <text:p>1,5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y_qm_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70573440710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70573440710173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7970081748799</text:p>
          </table:table-cell>
          <table:table-cell office:value-type="string" calcext:value-type="string">
            <text:p>1,5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y_am_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55211927947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55211927947731</text:p>
          </table:table-cell>
          <table:table-cell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5563287468111</text:p>
          </table:table-cell>
          <table:table-cell office:value-type="string" calcext:value-type="string">
            <text:p>1,5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tq_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629965973747749</text:p>
          </table:table-cell>
          <table:table-cell office:value-type="string" calcext:value-type="string">
            <text:p>0,314982986873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1498298687387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5319686956058</text:p>
          </table:table-cell>
          <table:table-cell office:value-type="string" calcext:value-type="string">
            <text:p>1,5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md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1688474891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16884748918891</text:p>
          </table:table-cell>
          <table:table-cell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5078445724565</text:p>
          </table:table-cell>
          <table:table-cell office:value-type="string" calcext:value-type="string">
            <text:p>1,5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ps_sk_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304883000356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04883000356301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54941699394403</text:p>
          </table:table-cell>
          <table:table-cell office:value-type="string" calcext:value-type="string">
            <text:p>1,5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170,274353065522</text:p>
          </table:table-cell>
          <table:table-cell office:value-type="string" calcext:value-type="string">
            <text:p>96,0691784535834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m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3066907729072</text:p>
          </table:table-cell>
          <table:table-cell office:value-type="string" calcext:value-type="string">
            <text:p>1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2993154065366</text:p>
          </table:table-cell>
          <table:table-cell office:value-type="string" calcext:value-type="string">
            <text:p>1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1"/>
          <table:table-cell office:value-type="string" calcext:value-type="string">
            <text:p>1,17430588321049</text:p>
          </table:table-cell>
          <table:table-cell office:value-type="string" calcext:value-type="string">
            <text:p>0,545847604849906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qm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2892333332926</text:p>
          </table:table-cell>
          <table:table-cell office:value-type="string" calcext:value-type="string">
            <text:p>1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2749873943148</text:p>
          </table:table-cell>
          <table:table-cell office:value-type="string" calcext:value-type="string">
            <text:p>1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2063162659561</text:p>
          </table:table-cell>
          <table:table-cell office:value-type="string" calcext:value-type="string">
            <text:p>1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1630078108706</text:p>
          </table:table-cell>
          <table:table-cell office:value-type="string" calcext:value-type="string">
            <text:p>1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51100306656011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51100306656011</text:p>
          </table:table-cell>
          <table:table-cell office:value-type="string" calcext:value-type="string">
            <text:p>1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50286345783345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5028132246536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9946546282138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9716143221015</text:p>
          </table:table-cell>
          <table:table-cell office:value-type="string" calcext:value-type="string">
            <text:p>1,5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9193143149281</text:p>
          </table:table-cell>
          <table:table-cell office:value-type="string" calcext:value-type="string">
            <text:p>1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9010298301491</text:p>
          </table:table-cell>
          <table:table-cell office:value-type="string" calcext:value-type="string">
            <text:p>1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8841179147042</text:p>
          </table:table-cell>
          <table:table-cell office:value-type="string" calcext:value-type="string">
            <text:p>1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8301545736947</text:p>
          </table:table-cell>
          <table:table-cell office:value-type="string" calcext:value-type="string">
            <text:p>1,4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814231219776</text:p>
          </table:table-cell>
          <table:table-cell office:value-type="string" calcext:value-type="string">
            <text:p>1,4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7278730191221</text:p>
          </table:table-cell>
          <table:table-cell office:value-type="string" calcext:value-type="string">
            <text:p>1,4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47126548205868</text:p>
          </table:table-cell>
          <table:table-cell office:value-type="string" calcext:value-type="string">
            <text:p>1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6319138009355</text:p>
          </table:table-cell>
          <table:table-cell office:value-type="string" calcext:value-type="string">
            <text:p>1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5828320933554</text:p>
          </table:table-cell>
          <table:table-cell office:value-type="string" calcext:value-type="string">
            <text:p>1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5351112621324</text:p>
          </table:table-cell>
          <table:table-cell office:value-type="string" calcext:value-type="string">
            <text:p>1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529286346173</text:p>
          </table:table-cell>
          <table:table-cell office:value-type="string" calcext:value-type="string">
            <text:p>1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5046821345248</text:p>
          </table:table-cell>
          <table:table-cell office:value-type="string" calcext:value-type="string">
            <text:p>1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4798032773659</text:p>
          </table:table-cell>
          <table:table-cell office:value-type="string" calcext:value-type="string">
            <text:p>1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44308258909971</text:p>
          </table:table-cell>
          <table:table-cell office:value-type="string" calcext:value-type="string">
            <text:p>1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4147354638845</text:p>
          </table:table-cell>
          <table:table-cell office:value-type="string" calcext:value-type="string">
            <text:p>1,4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328177412869</text:p>
          </table:table-cell>
          <table:table-cell office:value-type="string" calcext:value-type="string">
            <text:p>1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42496960463404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2344129873427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42299505139484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199893806858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199893806858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1768363628459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4152755916557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41435883550752</text:p>
          </table:table-cell>
          <table:table-cell office:value-type="string" calcext:value-type="string">
            <text:p>1,4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0713976288497</text:p>
          </table:table-cell>
          <table:table-cell office:value-type="string" calcext:value-type="string">
            <text:p>1,4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40470779897355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904442946047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877677829905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877677829905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548666315412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525233122924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508931852879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508931852879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39501979892645</text:p>
          </table:table-cell>
          <table:table-cell office:value-type="string" calcext:value-type="string">
            <text:p>1,4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9236541962953</text:p>
          </table:table-cell>
          <table:table-cell office:value-type="string" calcext:value-type="string">
            <text:p>1,3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38970044306063</text:p>
          </table:table-cell>
          <table:table-cell office:value-type="string" calcext:value-type="string">
            <text:p>1,3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8718263376578</text:p>
          </table:table-cell>
          <table:table-cell office:value-type="string" calcext:value-type="string">
            <text:p>1,3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8341977191631</text:p>
          </table:table-cell>
          <table:table-cell office:value-type="string" calcext:value-type="string">
            <text:p>1,3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8254576644763</text:p>
          </table:table-cell>
          <table:table-cell office:value-type="string" calcext:value-type="string">
            <text:p>1,3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7955250588735</text:p>
          </table:table-cell>
          <table:table-cell office:value-type="string" calcext:value-type="string">
            <text:p>1,3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6967091889457</text:p>
          </table:table-cell>
          <table:table-cell office:value-type="string" calcext:value-type="string">
            <text:p>1,3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36599160674158</text:p>
          </table:table-cell>
          <table:table-cell office:value-type="string" calcext:value-type="string">
            <text:p>1,3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6523534930188</text:p>
          </table:table-cell>
          <table:table-cell office:value-type="string" calcext:value-type="string">
            <text:p>1,3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64092047163</text:p>
          </table:table-cell>
          <table:table-cell office:value-type="string" calcext:value-type="string">
            <text:p>1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6239354844775</text:p>
          </table:table-cell>
          <table:table-cell office:value-type="string" calcext:value-type="string">
            <text:p>1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5675610299858</text:p>
          </table:table-cell>
          <table:table-cell office:value-type="string" calcext:value-type="string">
            <text:p>1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5664601650339</text:p>
          </table:table-cell>
          <table:table-cell office:value-type="string" calcext:value-type="string">
            <text:p>1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3911245683922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3889389146033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3889389146033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3889389146033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33888261269535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3823060757552</text:p>
          </table:table-cell>
          <table:table-cell office:value-type="string" calcext:value-type="string">
            <text:p>1,3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1750303459622</text:p>
          </table:table-cell>
          <table:table-cell office:value-type="string" calcext:value-type="string">
            <text:p>1,3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1750303459622</text:p>
          </table:table-cell>
          <table:table-cell office:value-type="string" calcext:value-type="string">
            <text:p>1,3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1486036126692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1486036126692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1369801007645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31326410759678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31291476912447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0056920796733</text:p>
          </table:table-cell>
          <table:table-cell office:value-type="string" calcext:value-type="string">
            <text:p>1,3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0056920796733</text:p>
          </table:table-cell>
          <table:table-cell office:value-type="string" calcext:value-type="string">
            <text:p>1,3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0056920796733</text:p>
          </table:table-cell>
          <table:table-cell office:value-type="string" calcext:value-type="string">
            <text:p>1,3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30056920796733</text:p>
          </table:table-cell>
          <table:table-cell office:value-type="string" calcext:value-type="string">
            <text:p>1,3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922345742459</text:p>
          </table:table-cell>
          <table:table-cell office:value-type="string" calcext:value-type="string">
            <text:p>1,2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9072056611331</text:p>
          </table:table-cell>
          <table:table-cell office:value-type="string" calcext:value-type="string">
            <text:p>1,2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9072056611331</text:p>
          </table:table-cell>
          <table:table-cell office:value-type="string" calcext:value-type="string">
            <text:p>1,2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8403368918228</text:p>
          </table:table-cell>
          <table:table-cell office:value-type="string" calcext:value-type="string">
            <text:p>1,2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8376304894004</text:p>
          </table:table-cell>
          <table:table-cell office:value-type="string" calcext:value-type="string">
            <text:p>1,2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8376304894004</text:p>
          </table:table-cell>
          <table:table-cell office:value-type="string" calcext:value-type="string">
            <text:p>1,2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7833596305752</text:p>
          </table:table-cell>
          <table:table-cell office:value-type="string" calcext:value-type="string">
            <text:p>1,2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7350920058774</text:p>
          </table:table-cell>
          <table:table-cell office:value-type="string" calcext:value-type="string">
            <text:p>1,2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7256993364472</text:p>
          </table:table-cell>
          <table:table-cell office:value-type="string" calcext:value-type="string">
            <text:p>1,2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26674887811235</text:p>
          </table:table-cell>
          <table:table-cell office:value-type="string" calcext:value-type="string">
            <text:p>1,2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6607974899085</text:p>
          </table:table-cell>
          <table:table-cell office:value-type="string" calcext:value-type="string">
            <text:p>1,2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6287029257161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6107203842575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6107203842575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6107203842575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5882741358788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5882741358788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565801638988</text:p>
          </table:table-cell>
          <table:table-cell office:value-type="string" calcext:value-type="string">
            <text:p>1,2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2533063204721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5208992790934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5120354550948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4993072042807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4948795376524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4208145103686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4155484786954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4045172381773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3629601900643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3621983250616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3621983250616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2968406560589</text:p>
          </table:table-cell>
          <table:table-cell office:value-type="string" calcext:value-type="string">
            <text:p>1,2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2390871543862</text:p>
          </table:table-cell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2339733706645</text:p>
          </table:table-cell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20917988007286</text:p>
          </table:table-cell>
          <table:table-cell office:value-type="string" calcext:value-type="string">
            <text:p>1,2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20878529498682</text:p>
          </table:table-cell>
          <table:table-cell office:value-type="string" calcext:value-type="string">
            <text:p>1,2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0558019344361</text:p>
          </table:table-cell>
          <table:table-cell office:value-type="string" calcext:value-type="string">
            <text:p>1,2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0558019344361</text:p>
          </table:table-cell>
          <table:table-cell office:value-type="string" calcext:value-type="string">
            <text:p>1,2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20473472329127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980352423481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901296221526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901296221526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9850952937002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9850952937002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9850952937002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787761507149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663324709712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663324709712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9658581981019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9182494761872</text:p>
          </table:table-cell>
          <table:table-cell office:value-type="string" calcext:value-type="string">
            <text:p>1,1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8654000288815</text:p>
          </table:table-cell>
          <table:table-cell office:value-type="string" calcext:value-type="string">
            <text:p>1,1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8528637151683</text:p>
          </table:table-cell>
          <table:table-cell office:value-type="string" calcext:value-type="string">
            <text:p>1,1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8478662493668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8423070486938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8423070486938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8158734395998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7907451077007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7785095338959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7774064021265</text:p>
          </table:table-cell>
          <table:table-cell office:value-type="string" calcext:value-type="string">
            <text:p>1,1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7362560987414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687559325606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89494093867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6459118081334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592278704664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591622387923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508013057293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4728051187199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1,1469133128977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1,1469133128977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4350408407457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4155319252887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3899091290001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3832442541611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3781809562917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3635507987505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3502588124197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3309100080927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3309100080927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3216877759278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3216877759278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3023899196766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284529862647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2606969311842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2245920240561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2245920240561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1978175133941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179763032022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725588778077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709505502034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709505502034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11385119411639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331496247081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331496247081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124294786158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1124294786158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110112690217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0946731934275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086744869542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0571537679846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0494386662006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10381138088103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0201988034533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10170754861131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10118924050323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968172661022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968172661022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9830714549454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703224096241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40616705813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306310978177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9306310978177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9101312366916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9101312366916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8803490852877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8636238837292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8628081069151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8566361721083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8566361721083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8462022390198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8462022390198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1,08057576889363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7526652407073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7177633441816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7092284838479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6852676074792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643764206736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624853997669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6073529192818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5578921927765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5446806015263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5446806015263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5112493004207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5112493004207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5025146915645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484746309851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1,04842234971366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1,04842234971366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1,04842234971366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505398472794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440421764923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4374643136967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4374643136967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422020687528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4032122419035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4032122419035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627459516741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3582052405962</text:p>
          </table:table-cell>
          <table:table-cell office:value-type="string" calcext:value-type="string">
            <text:p>1,0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3310831551556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3286191833814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3116298931039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986368480227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2732386135141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701923502625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2658960176685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2627831015689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2577592574234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166723948059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059639244572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059639244572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2013979172416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1833689215267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1554923776914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1,0138907485795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1378584339274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1378584339274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1018134758258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0978584133308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0624127532663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0624127532663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1,00527313819683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0323071288289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1,0030239009275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1,00240902884584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99154129412823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98635245707711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96705447562849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94015424155757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92413904501766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89629074161581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89629074161581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89158810122349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89158810122349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88395654209379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85889677702133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85399180433205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84271884165419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78687101697985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78687101697985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7763029276830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977273060968665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761827201778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75545122026948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7193893918527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863173755889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7253814586098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64827533575353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96409437805115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62876964232123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1659267257332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1659267257332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1650654359044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61650654359044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60985617862278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60985617862278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58618311598738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57005689548561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5351166223822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95281521505559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95281521505559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5225894515083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5225894515083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5095583004302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5030664187194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948248274521561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47669101285347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46518285196098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46142339270085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46142339270085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943621342955639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39296752996031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39296752996031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38899134781905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38156836405021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37737175397682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937518800824073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35234283143555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935034168081075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34226283420976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34174059302964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933307758085463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32467573550993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9232212627114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28165352599585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6951261803023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6278824363252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26111090488943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5486836954371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380948236334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923723073544259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21420326429725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18688285137274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17341670888974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17341670888974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6321484730709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6321484730709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6321484730709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16023169120165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5080730652996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15005386828909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4364640156589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912562339834312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10732876610182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0961504478321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8850166141836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906982556862796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906982556862796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06427892327502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4257399589554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4257399589554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4257399589554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4257399589554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03994029282101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03994029282101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90334902747758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90298113210645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02482718638563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01576661651072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900151716684306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900061397567856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99077362992697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98344333566762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96261586861837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95878651815829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93692291293741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93510861020544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89821823277911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89179375708926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888320946515959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88175366573472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88175366573472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86665100355761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86665100355761</text:p>
          </table:table-cell>
          <table:table-cell office:value-type="string" calcext:value-type="string">
            <text:p>0,8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84955276553972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84955276553972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883875427957284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83753005161702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881857029212713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881857029212713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81130311988001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80742629497874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80601486776825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78504459114251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87818802780923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87818802780923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939696107325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939696107325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939696107325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817944241059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817944241059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817944241059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160576707081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160576707081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7160576707081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76561903803835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612962291181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612962291181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0687926338936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70298562845626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67897226212137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867068574004199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695581825224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695581825224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695581825224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66690547182702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6108415659292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65950818975614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65115957187598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4432812723308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63423876162567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3404835558045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60740256640081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0360710375846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0360710375846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60360710375846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58672001693233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858654756368972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858654756368972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58362151643031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854868121543376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54313867935368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53102060560393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53064104550114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50562511549088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48457493928954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47827434963315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43895102396282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43188967203042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4292980073477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42650442990646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42135849105321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40863389765254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40739620095002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40388609334092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3935959823876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39286748839924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836340401237551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836340401237551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35389212701469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35389212701469</text:p>
          </table:table-cell>
          <table:table-cell office:value-type="string" calcext:value-type="string">
            <text:p>0,8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833201216239733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32383449042381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31637615789102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975259287521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6288668540073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5756240011589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5756240011589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5735517140854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4442243768784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2405144575569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23285653485744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23285653485744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20786785926132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20281026519644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9254094806515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9254094806515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19236932792763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8886200241429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8886200241429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8886200241429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8778846085361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7871683906681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17565553358696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6774986217978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16414596428041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16414596428041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5109844681886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5109844681886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5109844681886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81487090927072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4477035033045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3236753727268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3055360003021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811876659095919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11158235056421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0052812470977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10001968727282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08799944433495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07923678975118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7752111114408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7576076511419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07230301167533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807230301167533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806420939930883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5967118938953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5851251789159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804314498016769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2894271837231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2124137579482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802124137579482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99469003653589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96480180902942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95645660399911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95455164391653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93797590465335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9360842400585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92018813473407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91698343017251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91698343017251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91698343017251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91698343017251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9007849382975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9007849382975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89864872142699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89632602215881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8280410059838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87190365079326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6829216413926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6829216413926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6277951750629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6194760479157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83635415287722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y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2973528511973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82111757985718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1625664538135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1625664538135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8052972826274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80209235383393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79820167612699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79705460966813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76120874742423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75313860212191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75313860212191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74576952059982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74576952059982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72796381972871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72108680622756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72108680622756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70704870648243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67321173456308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66790413430324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66606038952392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6509514236384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66446995897748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65945646550155</text:p>
          </table:table-cell>
          <table:table-cell office:value-type="string" calcext:value-type="string">
            <text:p>0,7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64343468590747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6430782660119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3182213529457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290230666097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290230666097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62748443784009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2706414898698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2560774796406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762223586593277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762223586593277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614149865473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61243466541864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60147508137406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59056269917103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58863377563001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758863377563001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758863377563001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57953578949197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7595477642534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7288218457643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7147401304169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7147401304169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5692092752209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5692092752209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5634657912950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56346579129502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625651859851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5596979894151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5773472773695</text:p>
          </table:table-cell>
          <table:table-cell office:value-type="string" calcext:value-type="string">
            <text:p>0,7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4941021174194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4941021174194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4890537754322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3005710543275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52854029483413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2131120898896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5183316571606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1505250520291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51505250520291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9855500953806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7805539089528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7069546719497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46652045913468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4613990089933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45850551233539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45850551233539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w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45850551233538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45679338381096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44438509482516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3562972517189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3397928916132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42957922707031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4230385648803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1998497609653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1217051728476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41164320931939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40720962288476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9658962659497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9658962659497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39384063395208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899315743476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857030302268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38568543914885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7185873641841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7185873641841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36643832306707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y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36643832306707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6458745625305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35133217493489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5101550711921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5101550711921</text:p>
          </table:table-cell>
          <table:table-cell office:value-type="string" calcext:value-type="string">
            <text:p>0,7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734871337403725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734871337403725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734871337403725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4404199176206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423532728297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2722053771483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32543021090534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30564073448217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299647385747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299647385747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29681764681061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29426103651475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8317068149931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27724649137123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27169446589258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27019053965886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26715556468207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630312637148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26200589016662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5780221151084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568886673188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72540491222199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25404912221999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25181382199771</text:p>
          </table:table-cell>
          <table:table-cell office:value-type="string" calcext:value-type="string">
            <text:p>0,7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2431718626297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23934337890763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3181413634665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721591182092233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21591182092233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20895785363502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720560308567936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20560308567936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720560308567936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71964296374831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71964296374831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1946198410044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1829345278394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66920351170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583928125901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5660439946234</text:p>
          </table:table-cell>
          <table:table-cell office:value-type="string" calcext:value-type="string">
            <text:p>0,7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14790424563083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4045806873669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13371579937397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713371579937397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13371579937397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13232989060643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712545172634451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712219791591602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1078416619985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10998532702701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10519873446833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7023118260803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6776470656114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706569046172764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632554926826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632554926826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705944096078866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5533254671554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05115626409567</text:p>
          </table:table-cell>
          <table:table-cell office:value-type="string" calcext:value-type="string">
            <text:p>0,7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4973539592232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704932094160907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703994914982704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703475309305339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99859131175103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99629321013694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96705038223659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96705038223659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96010988080915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69546823853668</text:p>
          </table:table-cell>
          <table:table-cell office:value-type="string" calcext:value-type="string">
            <text:p>0,70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94663434636773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94086702314285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93743164454541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93167635550421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93167635550421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92423577946757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92113297762539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92113297762539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92009599557205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91761512713258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91530835304823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9027335912818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689017514924438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89017514924438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88020513853451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86663960630876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86102506297789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86102506297789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85412867852214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85044496573118</text:p>
          </table:table-cell>
          <table:table-cell office:value-type="string" calcext:value-type="string">
            <text:p>0,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83386474335351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82958388374368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y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82481216871028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8248069324705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81478827697241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80911976817448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80592261930685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80592261930685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80148482172989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79624976259176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79624976259176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79624976259176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79624976259176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79624976259176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78936970888885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77744996298242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77744996298242</text:p>
          </table:table-cell>
          <table:table-cell office:value-type="string" calcext:value-type="string">
            <text:p>0,6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74082657480082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72502120193846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72502120193846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72502120193846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72415483175997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72415483175997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71506389353995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70969157876911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70969157876911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70687932559032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70687932559032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70687932559032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69693118949515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69693118949515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6907308190191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66513848736776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fq_8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66414231006375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666002724086407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65649201349291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65649201349291</text:p>
          </table:table-cell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62932029303925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61361682269834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n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61049429357192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60388317543709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59468085982778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58692218020968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58571548031277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58571548031277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58103745521073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57009386791466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5645181089881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5645181089881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55175363827009</text:p>
          </table:table-cell>
          <table:table-cell office:value-type="string" calcext:value-type="string">
            <text:p>0,6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54827354826653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54827354826653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54827354826653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652411001856264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52124152059951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5075964344047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5075964344047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5075964344047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50549049034848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64941325345924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64941325345924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4941325345924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649413253459245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8837920052386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47683637411537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647035538091801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6911046086574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se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645643966065561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5039525843146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4122736393208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3603764113643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0900362916813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40720502669362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37154235907832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635118960110903</text:p>
          </table:table-cell>
          <table:table-cell office:value-type="string" calcext:value-type="string">
            <text:p>0,64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34820816911568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343457154304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3388355560739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3345929255367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32544063125758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323976223911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32099971403024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31870720261769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63143858534342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30251757838335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28530797450326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28449751542426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28333736644133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28285504301723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62708896188162</text:p>
          </table:table-cell>
          <table:table-cell office:value-type="string" calcext:value-type="string">
            <text:p>0,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22763904334185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20979467612858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19571218388459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17942846420697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616190647562715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15250208677023</text:p>
          </table:table-cell>
          <table:table-cell office:value-type="string" calcext:value-type="string">
            <text:p>0,6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z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13900583182116</text:p>
          </table:table-cell>
          <table:table-cell office:value-type="string" calcext:value-type="string">
            <text:p>0,6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x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13386096579444</text:p>
          </table:table-cell>
          <table:table-cell office:value-type="string" calcext:value-type="string">
            <text:p>0,6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12633783654545</text:p>
          </table:table-cell>
          <table:table-cell office:value-type="string" calcext:value-type="string">
            <text:p>0,6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1227705090923</text:p>
          </table:table-cell>
          <table:table-cell office:value-type="string" calcext:value-type="string">
            <text:p>0,6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mx_9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608651316836965</text:p>
          </table:table-cell>
          <table:table-cell office:value-type="string" calcext:value-type="string">
            <text:p>0,61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04223029932208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602251478431699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601796769264358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600994013113187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600678684742547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y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9807120479167</text:p>
          </table:table-cell>
          <table:table-cell office:value-type="string" calcext:value-type="string">
            <text:p>0,6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89394810088063</text:p>
          </table:table-cell>
          <table:table-cell office:value-type="string" calcext:value-type="string">
            <text:p>0,5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cv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88221115869369</text:p>
          </table:table-cell>
          <table:table-cell office:value-type="string" calcext:value-type="string">
            <text:p>0,59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586501919422984</text:p>
          </table:table-cell>
          <table:table-cell office:value-type="string" calcext:value-type="string">
            <text:p>0,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86501919422984</text:p>
          </table:table-cell>
          <table:table-cell office:value-type="string" calcext:value-type="string">
            <text:p>0,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85849315544736</text:p>
          </table:table-cell>
          <table:table-cell office:value-type="string" calcext:value-type="string">
            <text:p>0,5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84101853897507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83179223850132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80975955505583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78409509188608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7822410469916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75005558035218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75005558035217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72931182301619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72931182301619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72931182301619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x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72133885740957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69633681353416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69535025444042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69262180898144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67314524359903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6651970906294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x_mx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65373172642331</text:p>
          </table:table-cell>
          <table:table-cell office:value-type="string" calcext:value-type="string">
            <text:p>0,5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63965584863483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563965584863483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3866287547211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w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3866287547211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y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63528052612472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2950591137409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2950591137409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2950591137409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61657335058567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60271615018947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x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57102184708926</text:p>
          </table:table-cell>
          <table:table-cell office:value-type="string" calcext:value-type="string">
            <text:p>0,5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53346727226379</text:p>
          </table:table-cell>
          <table:table-cell office:value-type="string" calcext:value-type="string">
            <text:p>0,5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53337710086064</text:p>
          </table:table-cell>
          <table:table-cell office:value-type="string" calcext:value-type="string">
            <text:p>0,5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546722717509363</text:p>
          </table:table-cell>
          <table:table-cell office:value-type="string" calcext:value-type="string">
            <text:p>0,55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4614427399534</text:p>
          </table:table-cell>
          <table:table-cell office:value-type="string" calcext:value-type="string">
            <text:p>0,5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45689666790302</text:p>
          </table:table-cell>
          <table:table-cell office:value-type="string" calcext:value-type="string">
            <text:p>0,5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41893282033962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538951374942539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38409333607405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7347716319861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7347716319861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7347716319861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37122983407767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35809073190917</text:p>
          </table:table-cell>
          <table:table-cell office:value-type="string" calcext:value-type="string">
            <text:p>0,5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d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fq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tq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a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n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qm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53492427223240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34431820169707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365509623589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365509623589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365509623589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365509623589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3365509623589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z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30890937212331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30452524588879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25765529151383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25124995145087</text:p>
          </table:table-cell>
          <table:table-cell office:value-type="string" calcext:value-type="string">
            <text:p>0,5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24965315681399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524732824132454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23961689821845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23643742452765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22666584369746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22562107049837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22562107049836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22562107049836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21256951470396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w_f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20520944095927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z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18716158409796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51854814884381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1854814884381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z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1812094174995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6472842424892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fq_3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515655783221984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n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15655783221984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517941853872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517941853872</text:p>
          </table:table-cell>
          <table:table-cell office:value-type="string" calcext:value-type="string">
            <text:p>0,5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148303966949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50952804851768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50952804851768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85046048042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8504604804275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50770439133429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770439133429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7704391334292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w_a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770439133429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0736229448689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05684764707951</text:p>
          </table:table-cell>
          <table:table-cell office:value-type="string" calcext:value-type="string">
            <text:p>0,5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504407190053436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04094657493212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504094657493212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_tq_4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50353405388412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503316636257245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500711851645071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99479906666569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97663298449637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97663298449637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97663298449637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97090315833836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96582456562865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95985768670698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95985768670698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9564942443648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95649424436483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9532561513898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9532561513898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9532561513898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95325615138984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95284487131782</text:p>
          </table:table-cell>
          <table:table-cell office:value-type="string" calcext:value-type="string">
            <text:p>0,5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94343322940781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92459269689505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y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89782789043124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z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89664747553561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z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89664747553561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z_qm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89664747553561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x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88951777411725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88369091253586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88040258355623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88040258355623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w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86685412096293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86036543385139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x_9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86036543385139</text:p>
          </table:table-cell>
          <table:table-cell office:value-type="string" calcext:value-type="string">
            <text:p>0,49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84026300149596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8377876138604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8360758373901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8360758373901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8360758373901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8360758373901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82669594944376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81104973629934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80705157381779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7952385679270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79523856792707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79316563020536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9278610071964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9278610071964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8876669836619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8876669836619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799804500883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799804500883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qm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77507987672024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76867719077561</text:p>
          </table:table-cell>
          <table:table-cell office:value-type="string" calcext:value-type="string">
            <text:p>0,4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4925073327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492507332757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7456334054913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4205271030331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73912329331162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3912329331161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7313203858229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313203858229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308863406746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281950602207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v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281950602207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s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281950602207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72725196847732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7262754447007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72521864696017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71881517227434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71881517227434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7178799102929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w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715384627903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71023818733558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957959236756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6917767379936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6917767379936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6917767379936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6917767379936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68775619038031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fq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6862462804841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mn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68624628048416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67562939831042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67562939831042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6635033502454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6635033502454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6635033502454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z_r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66251612445959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5517143316265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5242759364237</text:p>
          </table:table-cell>
          <table:table-cell office:value-type="string" calcext:value-type="string">
            <text:p>0,4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64899474093722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4708336551505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4708336551505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4378920068914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4378920068914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437892006891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6423817128226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6383210738624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6383210738624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63784602748552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62870106429772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z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6183946675313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1412723239912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61412723239912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5912825883813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893720185353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5893720185353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893720185353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5870664852812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58464362450457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qm_9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5846436245045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58389596082425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w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57664148980473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6896971927594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56795825859378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5531498721857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5531498721857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55314987218576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5260940348911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5260940348911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5260940348911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x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5526094034891</text:p>
          </table:table-cell>
          <table:table-cell office:value-type="string" calcext:value-type="string">
            <text:p>0,46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4283340753109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3822220246517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3822220246517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y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5299652503161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5155588314841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1450645021489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1246982142884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1246982142884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1246982142884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1246982142884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1091327150302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5099944337933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5099944337933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5099944337933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5099944337933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50999443379335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094946744886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5094946744886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49999784090671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49834485726422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9834485726422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9829822158797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9473800724859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9473800724859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80414115494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w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47991532474899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7719382847672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664223280172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664223280172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4664223280172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6642232801726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45667098762211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w_m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4566709876221</text:p>
          </table:table-cell>
          <table:table-cell office:value-type="string" calcext:value-type="string">
            <text:p>0,45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584282759622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584282759622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348324876602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434826506463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432975289943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432975289943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432975289943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432975289943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3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4283259038601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4283259038601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283259038601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4283259038601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4222688181675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41988611023192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z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1633355362632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41633355362632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415443545509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415443545509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415443545509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4060636575629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ma_9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4040322463336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4040322463336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8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401550608122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8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401550608122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8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401550608122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401132319771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3964031992063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3964031992063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3964031992063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3964031992063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39085181861941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z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8643551327166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3859159134664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859159134664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38000016001804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x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74388402025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74388402025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y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74388402025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yrz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743884020253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372533338324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3725333383245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371411213759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371411213759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71411213759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37141121375967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691808583980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x_se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6848520264805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x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3681344064854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3652183262660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652183262660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35907437014813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w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35810052957718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x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35680967372091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3414273631996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z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3398605779577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tq_0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33895319981319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33895319981319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3895319981319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33895319981319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7820513184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3335067691655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3104428457188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3309281409572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3290254930915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329025493091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285467246934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n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3285467246934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3269191501302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3269191501302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3269191501302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3269191501302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3250945127741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yry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145125922576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121579403499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w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310688093942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w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310688093942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075627683399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300907884230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000851305518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30008513055187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z_rg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2981828803935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85609579961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z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28348257735558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834576244402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2743149705698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2743149705698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2743149705698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743149705698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704303326545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704303326545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7043033265452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80544525149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46525611551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46525611551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46525611551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a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26221726299223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186852676913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6038027172028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tq_9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2568504444374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5685044443744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5685044443744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md_0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5627120131086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var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sd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v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s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25571666038911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5532689320995</text:p>
          </table:table-cell>
          <table:table-cell office:value-type="string" calcext:value-type="string">
            <text:p>0,43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fq_0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2497381814139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24661040893038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24324917790423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428429505216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23613584118773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2339343245548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2339343245548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339343245548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2803696620937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22737165288203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22324217897693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21946106472566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8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18849713412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2178558730858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2135396412531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2135396412531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21292834817617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20907616528844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1998921796563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1997194074645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977623756505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977623756505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977623756505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977623756505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938819273194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1938819273193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1938819273193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1888779065635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888236131534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rg_4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18735376684213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_mx_5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fq_9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n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1846766413617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41833225217384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8332252173849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7732501019732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7465589007971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7400093065388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7400093065388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7400093065388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7400093065388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17367667270884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6815166189807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x_t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5059465195244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ry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5059465195244</text:p>
          </table:table-cell>
          <table:table-cell office:value-type="string" calcext:value-type="string">
            <text:p>0,42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y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1434083971018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mn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416827511799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yry_mx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416827511799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13314533764218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3251758030497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296686804027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296686804027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296686804027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2829864075953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2361210659349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2361210659349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tq_4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11654968088057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am_4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11654968088057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x_4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11654968088057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qm_4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11654968088057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1336233831442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11336233831442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10703332639618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10703332639618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w_md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410565886408368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1007724152780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0976672475355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0976135088998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0976135088998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0956655237663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0956655237663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0956655237663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0956655237663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mx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0956655237663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09521792567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0944756381004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0944756381004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w_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8988159848116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08560079974551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07623906626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07623906626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7623906626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ku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07623906626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qm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0762390662665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05683291026373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05683291026373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405675265722858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40554953089305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40554953089305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fq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05549530893055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w_tq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5538289177404</text:p>
          </table:table-cell>
          <table:table-cell office:value-type="string" calcext:value-type="string">
            <text:p>0,41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tq_3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404851939948624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40451533595612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w_i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0429746855917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_mx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403982671312296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02532729293345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am_3</text:p>
          </table:table-cell>
          <table:table-cell office:value-type="string" calcext:value-type="string">
            <text:p>x_a</text:p>
          </table:table-cell>
          <table:table-cell office:value-type="string" calcext:value-type="string">
            <text:p>0,402229438822118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qm_3</text:p>
          </table:table-cell>
          <table:table-cell office:value-type="string" calcext:value-type="string">
            <text:p>x_q</text:p>
          </table:table-cell>
          <table:table-cell office:value-type="string" calcext:value-type="string">
            <text:p>0,402229438822118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v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1474452337106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s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1474452337106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cv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1474452337106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w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401474452337106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400321938830551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400321938830551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md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0032193883055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_tq_0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40032193883055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40032193883055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399808259525052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399486500978529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397006065245393</text:p>
          </table:table-cell>
          <table:table-cell office:value-type="string" calcext:value-type="string">
            <text:p>0,4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d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93442408292511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tq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93442408292511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a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93442408292511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92186639462937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390221303333994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x_f</text:p>
          </table:table-cell>
          <table:table-cell office:value-type="string" calcext:value-type="string">
            <text:p>0,389136529455137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ir_4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8841434137575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_md_7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87875947991293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87504291843429</text:p>
          </table:table-cell>
          <table:table-cell office:value-type="string" calcext:value-type="string">
            <text:p>0,39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ir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8369827667841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rg_8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8369827667841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md_7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81017220617077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80737787854099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80645858617912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3800610823603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d_3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379882877284488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z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379882877284488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7693704131297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x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qm_8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fq_1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n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x_rg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37678723436992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rg_4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d_1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fq_1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a_1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mn_1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_qm_1</text:p>
          </table:table-cell>
          <table:table-cell office:value-type="string" calcext:value-type="string">
            <text:p>dt_</text:p>
          </table:table-cell>
          <table:table-cell office:value-type="string" calcext:value-type="string">
            <text:p>0,376181483945405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dt</text:p>
          </table:table-cell>
          <table:table-cell table:number-columns-repeated="14"/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d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75948876868838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a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75948876868838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qm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75948876868838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75370989583804</text:p>
          </table:table-cell>
          <table:table-cell office:value-type="string" calcext:value-type="string">
            <text:p>0,38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y_fq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371153417028644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w_m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371153417028643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tq_7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370573440710173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mx_7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70573440710173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qm_7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370573440710173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69423485105077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69423485105077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66437352331303</text:p>
          </table:table-cell>
          <table:table-cell office:value-type="string" calcext:value-type="string">
            <text:p>0,37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x_t</text:p>
          </table:table-cell>
          <table:table-cell office:value-type="string" calcext:value-type="string">
            <text:p>0,364513739936699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0,364513739936699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61655061367844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z_i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360158784863717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w_q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0,359441065183193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ac</text:p>
          </table:table-cell>
          <table:table-cell table:number-columns-repeated="14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x_se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0,357476959292465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ma</text:p>
          </table:table-cell>
          <table:table-cell table:number-columns-repeated="14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_mx_7</text:p>
          </table:table-cell>
          <table:table-cell office:value-type="string" calcext:value-type="string">
            <text:p>ft_</text:p>
          </table:table-cell>
          <table:table-cell office:value-type="string" calcext:value-type="string">
            <text:p>0,356740211413149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ft</text:p>
          </table:table-cell>
          <table:table-cell table:number-columns-repeated="14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am_7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355211927947731</text:p>
          </table:table-cell>
          <table:table-cell office:value-type="string" calcext:value-type="string">
            <text:p>0,36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tq_3</text:p>
          </table:table-cell>
          <table:table-cell office:value-type="string" calcext:value-type="string">
            <text:p>y_t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am_3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mx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_qm_3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350086366955979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fq_3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346688881575523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mn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46688881575523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rx_ir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0,346688881575523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gy</text:p>
          </table:table-cell>
          <table:table-cell table:number-columns-repeated="14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_md_3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0,333238588465563</text:p>
          </table:table-cell>
          <table:table-cell office:value-type="string" calcext:value-type="string">
            <text:p>0,3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fq_1</text:p>
          </table:table-cell>
          <table:table-cell office:value-type="string" calcext:value-type="string">
            <text:p>y_f</text:p>
          </table:table-cell>
          <table:table-cell office:value-type="string" calcext:value-type="string">
            <text:p>0,333020772129625</text:p>
          </table:table-cell>
          <table:table-cell office:value-type="string" calcext:value-type="string">
            <text:p>0,3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y_a</text:p>
          </table:table-cell>
          <table:table-cell office:value-type="string" calcext:value-type="string">
            <text:p>0,333020772129625</text:p>
          </table:table-cell>
          <table:table-cell office:value-type="string" calcext:value-type="string">
            <text:p>0,3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0,333020772129625</text:p>
          </table:table-cell>
          <table:table-cell office:value-type="string" calcext:value-type="string">
            <text:p>0,33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tq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25082973391448</text:p>
          </table:table-cell>
          <table:table-cell office:value-type="string" calcext:value-type="string">
            <text:p>0,33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md_4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16884748918891</text:p>
          </table:table-cell>
          <table:table-cell office:value-type="string" calcext:value-type="string">
            <text:p>0,32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_tq_5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04883000356301</text:p>
          </table:table-cell>
          <table:table-cell office:value-type="string" calcext:value-type="string">
            <text:p>0,30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_sk_4</text:p>
          </table:table-cell>
          <table:table-cell office:value-type="string" calcext:value-type="string">
            <text:p>ps_</text:p>
          </table:table-cell>
          <table:table-cell office:value-type="string" calcext:value-type="string">
            <text:p>0,304883000356301</text:p>
          </table:table-cell>
          <table:table-cell office:value-type="string" calcext:value-type="string">
            <text:p>0,30</text:p>
          </table:table-cell>
          <table:table-cell table:number-columns-repeated="2" office:value-type="string" calcext:value-type="string">
            <text:p>ps</text:p>
          </table:table-cell>
          <table:table-cell table:number-columns-repeated="14"/>
        </table:table-row>
      </table:table>
      <table:table table:name="90%" table:style-name="ta1">
        <table:table-column table:style-name="co9" table:number-columns-repeated="3" table:default-cell-style-name="Default"/>
        <table:table-column table:style-name="co9" table:default-cell-style-name="ce1"/>
        <table:table-row table:style-name="ro1" table:number-rows-repeated="6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float" office:value="3.01" calcext:value-type="float">
            <text:p>3,0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5" calcext:value-type="float">
            <text:p>2,8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3" calcext:value-type="float">
            <text:p>2,8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2" calcext:value-type="float">
            <text:p>2,82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1" calcext:value-type="float">
            <text:p>2,8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1" calcext:value-type="float">
            <text:p>2,8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8" calcext:value-type="float">
            <text:p>2,8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7" calcext:value-type="float">
            <text:p>2,7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6" calcext:value-type="float">
            <text:p>2,7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6" calcext:value-type="float">
            <text:p>2,7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6" calcext:value-type="float">
            <text:p>2,7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5" calcext:value-type="float">
            <text:p>2,7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5" calcext:value-type="float">
            <text:p>2,7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5" calcext:value-type="float">
            <text:p>2,7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3" calcext:value-type="float">
            <text:p>2,7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3" calcext:value-type="float">
            <text:p>2,7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3" calcext:value-type="float">
            <text:p>2,7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2" calcext:value-type="float">
            <text:p>2,72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1" calcext:value-type="float">
            <text:p>2,7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1" calcext:value-type="float">
            <text:p>2,7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7" calcext:value-type="float">
            <text:p>2,7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9" calcext:value-type="float">
            <text:p>2,6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9" calcext:value-type="float">
            <text:p>2,6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8" calcext:value-type="float">
            <text:p>2,6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7" calcext:value-type="float">
            <text:p>2,6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7" calcext:value-type="float">
            <text:p>2,6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6" calcext:value-type="float">
            <text:p>2,6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6" calcext:value-type="float">
            <text:p>2,6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5" calcext:value-type="float">
            <text:p>2,6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4" calcext:value-type="float">
            <text:p>2,6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3" calcext:value-type="float">
            <text:p>2,6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3" calcext:value-type="float">
            <text:p>2,6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3" calcext:value-type="float">
            <text:p>2,6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" calcext:value-type="float">
            <text:p>2,6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" calcext:value-type="float">
            <text:p>2,6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6" calcext:value-type="float">
            <text:p>2,6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8" calcext:value-type="float">
            <text:p>2,5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8" calcext:value-type="float">
            <text:p>2,5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7" calcext:value-type="float">
            <text:p>2,5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5" calcext:value-type="float">
            <text:p>2,5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5" calcext:value-type="float">
            <text:p>2,5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5" calcext:value-type="float">
            <text:p>2,5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52" calcext:value-type="float">
            <text:p>2,52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49" calcext:value-type="float">
            <text:p>2,4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48" calcext:value-type="float">
            <text:p>2,4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44" calcext:value-type="float">
            <text:p>2,4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44" calcext:value-type="float">
            <text:p>2,4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41" calcext:value-type="float">
            <text:p>2,4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39" calcext:value-type="float">
            <text:p>2,3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38" calcext:value-type="float">
            <text:p>2,3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36" calcext:value-type="float">
            <text:p>2,3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34" calcext:value-type="float">
            <text:p>2,3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34" calcext:value-type="float">
            <text:p>2,3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33" calcext:value-type="float">
            <text:p>2,3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32" calcext:value-type="float">
            <text:p>2,3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32" calcext:value-type="float">
            <text:p>2,32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31" calcext:value-type="float">
            <text:p>2,3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8" calcext:value-type="float">
            <text:p>2,2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5" calcext:value-type="float">
            <text:p>2,2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5" calcext:value-type="float">
            <text:p>2,2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24" calcext:value-type="float">
            <text:p>2,2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4" calcext:value-type="float">
            <text:p>2,2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4" calcext:value-type="float">
            <text:p>2,2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23" calcext:value-type="float">
            <text:p>2,2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2" calcext:value-type="float">
            <text:p>2,2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9" calcext:value-type="float">
            <text:p>2,1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8" calcext:value-type="float">
            <text:p>2,1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6" calcext:value-type="float">
            <text:p>2,1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6" calcext:value-type="float">
            <text:p>2,1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5" calcext:value-type="float">
            <text:p>2,1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4" calcext:value-type="float">
            <text:p>2,1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11" calcext:value-type="float">
            <text:p>2,11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08" calcext:value-type="float">
            <text:p>2,0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07" calcext:value-type="float">
            <text:p>2,0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.06" calcext:value-type="float">
            <text:p>2,0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2.01" calcext:value-type="float">
            <text:p>2,0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99" calcext:value-type="float">
            <text:p>1,9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92" calcext:value-type="float">
            <text:p>1,9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92" calcext:value-type="float">
            <text:p>1,9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89" calcext:value-type="float">
            <text:p>1,8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84" calcext:value-type="float">
            <text:p>1,8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8" calcext:value-type="float">
            <text:p>1,8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78" calcext:value-type="float">
            <text:p>1,7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7" calcext:value-type="float">
            <text:p>1,7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69" calcext:value-type="float">
            <text:p>1,6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6" calcext:value-type="float">
            <text:p>1,6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58" calcext:value-type="float">
            <text:p>1,5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55" calcext:value-type="float">
            <text:p>1,5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5" calcext:value-type="float">
            <text:p>1,5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47" calcext:value-type="float">
            <text:p>1,4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45" calcext:value-type="float">
            <text:p>1,4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44" calcext:value-type="float">
            <text:p>1,4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4" calcext:value-type="float">
            <text:p>1,4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4" calcext:value-type="float">
            <text:p>1,4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39" calcext:value-type="float">
            <text:p>1,3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38" calcext:value-type="float">
            <text:p>1,3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36" calcext:value-type="float">
            <text:p>1,3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34" calcext:value-type="float">
            <text:p>1,3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34" calcext:value-type="float">
            <text:p>1,3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31" calcext:value-type="float">
            <text:p>1,3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8" calcext:value-type="float">
            <text:p>1,2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8" calcext:value-type="float">
            <text:p>1,2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5" calcext:value-type="float">
            <text:p>1,2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24" calcext:value-type="float">
            <text:p>1,2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2" calcext:value-type="float">
            <text:p>1,2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" calcext:value-type="float">
            <text:p>1,2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2" calcext:value-type="float">
            <text:p>1,2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18" calcext:value-type="float">
            <text:p>1,1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1.17" calcext:value-type="float">
            <text:p>1,1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14" calcext:value-type="float">
            <text:p>1,1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13" calcext:value-type="float">
            <text:p>1,1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12" calcext:value-type="float">
            <text:p>1,1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12" calcext:value-type="float">
            <text:p>1,1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11" calcext:value-type="float">
            <text:p>1,1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11" calcext:value-type="float">
            <text:p>1,11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1.1" calcext:value-type="float">
            <text:p>1,10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1.1" calcext:value-type="float">
            <text:p>1,1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1" calcext:value-type="float">
            <text:p>1,1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9" calcext:value-type="float">
            <text:p>1,0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9" calcext:value-type="float">
            <text:p>1,0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9" calcext:value-type="float">
            <text:p>1,09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1.09" calcext:value-type="float">
            <text:p>1,0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9" calcext:value-type="float">
            <text:p>1,0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6" calcext:value-type="float">
            <text:p>1,0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05" calcext:value-type="float">
            <text:p>1,0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05" calcext:value-type="float">
            <text:p>1,05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.05" calcext:value-type="float">
            <text:p>1,0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04" calcext:value-type="float">
            <text:p>1,0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1.03" calcext:value-type="float">
            <text:p>1,0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1.03" calcext:value-type="float">
            <text:p>1,0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9" calcext:value-type="float">
            <text:p>0,99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9" calcext:value-type="float">
            <text:p>0,99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8" calcext:value-type="float">
            <text:p>0,9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8" calcext:value-type="float">
            <text:p>0,9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8" calcext:value-type="float">
            <text:p>0,9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8" calcext:value-type="float">
            <text:p>0,98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1" office:value-type="float" office:value="0.97" calcext:value-type="float">
            <text:p>0,9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6" calcext:value-type="float">
            <text:p>0,9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6" calcext:value-type="float">
            <text:p>0,9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5" calcext:value-type="float">
            <text:p>0,9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5" calcext:value-type="float">
            <text:p>0,9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4" calcext:value-type="float">
            <text:p>0,9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4" calcext:value-type="float">
            <text:p>0,9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3" calcext:value-type="float">
            <text:p>0,9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3" calcext:value-type="float">
            <text:p>0,9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3" calcext:value-type="float">
            <text:p>0,9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3" calcext:value-type="float">
            <text:p>0,9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2" calcext:value-type="float">
            <text:p>0,9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2" calcext:value-type="float">
            <text:p>0,9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2" calcext:value-type="float">
            <text:p>0,9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2" calcext:value-type="float">
            <text:p>0,9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2" calcext:value-type="float">
            <text:p>0,9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91" calcext:value-type="float">
            <text:p>0,9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1" calcext:value-type="float">
            <text:p>0,9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9" calcext:value-type="float">
            <text:p>0,90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8" calcext:value-type="float">
            <text:p>0,8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88" calcext:value-type="float">
            <text:p>0,8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8" calcext:value-type="float">
            <text:p>0,8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88" calcext:value-type="float">
            <text:p>0,8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8" calcext:value-type="float">
            <text:p>0,8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7" calcext:value-type="float">
            <text:p>0,8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6" calcext:value-type="float">
            <text:p>0,8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6" calcext:value-type="float">
            <text:p>0,8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6" calcext:value-type="float">
            <text:p>0,8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6" calcext:value-type="float">
            <text:p>0,8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5" calcext:value-type="float">
            <text:p>0,8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5" calcext:value-type="float">
            <text:p>0,8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5" calcext:value-type="float">
            <text:p>0,8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4" calcext:value-type="float">
            <text:p>0,8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4" calcext:value-type="float">
            <text:p>0,8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4" calcext:value-type="float">
            <text:p>0,8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84" calcext:value-type="float">
            <text:p>0,8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83" calcext:value-type="float">
            <text:p>0,8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3" calcext:value-type="float">
            <text:p>0,8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3" calcext:value-type="float">
            <text:p>0,83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2" calcext:value-type="float">
            <text:p>0,8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81" calcext:value-type="float">
            <text:p>0,8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1" calcext:value-type="float">
            <text:p>0,8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1" calcext:value-type="float">
            <text:p>0,8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1" calcext:value-type="float">
            <text:p>0,8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8" calcext:value-type="float">
            <text:p>0,8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8" calcext:value-type="float">
            <text:p>0,8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9" calcext:value-type="float">
            <text:p>0,7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79" calcext:value-type="float">
            <text:p>0,79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8" calcext:value-type="float">
            <text:p>0,7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8" calcext:value-type="float">
            <text:p>0,7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8" calcext:value-type="float">
            <text:p>0,7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8" calcext:value-type="float">
            <text:p>0,78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77" calcext:value-type="float">
            <text:p>0,7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6" calcext:value-type="float">
            <text:p>0,7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6" calcext:value-type="float">
            <text:p>0,7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6" calcext:value-type="float">
            <text:p>0,7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6" calcext:value-type="float">
            <text:p>0,7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6" calcext:value-type="float">
            <text:p>0,7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5" calcext:value-type="float">
            <text:p>0,7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5" calcext:value-type="float">
            <text:p>0,7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5" calcext:value-type="float">
            <text:p>0,7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5" calcext:value-type="float">
            <text:p>0,7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4" calcext:value-type="float">
            <text:p>0,7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3" calcext:value-type="float">
            <text:p>0,7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2" calcext:value-type="float">
            <text:p>0,7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1" calcext:value-type="float">
            <text:p>0,71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7" calcext:value-type="float">
            <text:p>0,70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1" office:value-type="float" office:value="0.69" calcext:value-type="float">
            <text:p>0,69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69" calcext:value-type="float">
            <text:p>0,6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9" calcext:value-type="float">
            <text:p>0,6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69" calcext:value-type="float">
            <text:p>0,69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69" calcext:value-type="float">
            <text:p>0,6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8" calcext:value-type="float">
            <text:p>0,6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8" calcext:value-type="float">
            <text:p>0,68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7" calcext:value-type="float">
            <text:p>0,6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7" calcext:value-type="float">
            <text:p>0,6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6" calcext:value-type="float">
            <text:p>0,6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6" calcext:value-type="float">
            <text:p>0,6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5" calcext:value-type="float">
            <text:p>0,65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4" calcext:value-type="float">
            <text:p>0,6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4" calcext:value-type="float">
            <text:p>0,64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3" calcext:value-type="float">
            <text:p>0,6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3" calcext:value-type="float">
            <text:p>0,6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62" calcext:value-type="float">
            <text:p>0,62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2" calcext:value-type="float">
            <text:p>0,6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1" calcext:value-type="float">
            <text:p>0,6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1" calcext:value-type="float">
            <text:p>0,6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1" calcext:value-type="float">
            <text:p>0,61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61" calcext:value-type="float">
            <text:p>0,6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6" calcext:value-type="float">
            <text:p>0,6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6" calcext:value-type="float">
            <text:p>0,60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8" calcext:value-type="float">
            <text:p>0,58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7" calcext:value-type="float">
            <text:p>0,57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6" calcext:value-type="float">
            <text:p>0,56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56" calcext:value-type="float">
            <text:p>0,5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6" calcext:value-type="float">
            <text:p>0,56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5" calcext:value-type="float">
            <text:p>0,5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52" calcext:value-type="float">
            <text:p>0,5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2" calcext:value-type="float">
            <text:p>0,52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5" calcext:value-type="float">
            <text:p>0,5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49" calcext:value-type="float">
            <text:p>0,49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48" calcext:value-type="float">
            <text:p>0,4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7" calcext:value-type="float">
            <text:p>0,4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47" calcext:value-type="float">
            <text:p>0,4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47" calcext:value-type="float">
            <text:p>0,47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6" calcext:value-type="float">
            <text:p>0,46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5" calcext:value-type="float">
            <text:p>0,45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4" calcext:value-type="float">
            <text:p>0,44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3" calcext:value-type="float">
            <text:p>0,4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2" calcext:value-type="float">
            <text:p>0,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gy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1" calcext:value-type="float">
            <text:p>0,4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" calcext:value-type="float">
            <text:p>0,4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" calcext:value-type="float">
            <text:p>0,4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4" calcext:value-type="float">
            <text:p>0,4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39" calcext:value-type="float">
            <text:p>0,3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0.39" calcext:value-type="float">
            <text:p>0,3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 office:value-type="float" office:value="0.38" calcext:value-type="float">
            <text:p>0,3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38" calcext:value-type="float">
            <text:p>0,3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38" calcext:value-type="float">
            <text:p>0,38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37" calcext:value-type="float">
            <text:p>0,37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37" calcext:value-type="float">
            <text:p>0,37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/>
          <table:table-cell table:style-name="ce1" office:value-type="float" office:value="0.36" calcext:value-type="float">
            <text:p>0,36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 table:number-rows-repeated="13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variables32-key-sens'.B13:'variables32-key-sens'.B1728" table:display-filter-buttons="true">
          <table:filter>
            <table:filter-and>
              <table:filter-condition table:value="7" table:operator="=" table:field-number="0">
                <table:filter-set-item table:value="7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4T22:37:01.465891265</dc:date>
    <meta:editing-duration>P1DT23H4M6S</meta:editing-duration>
    <meta:editing-cycles>3</meta:editing-cycles>
    <meta:document-statistic meta:table-count="2" meta:cell-count="164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bottom" svg:x="5.999cm" svg:y="8.401cm" style:legend-expansion="wide" chart:style-name="ch2"/>
        <chart:plot-area chart:style-name="ch3" table:cell-range-address="'variables32-key-sens'.I3:'variables32-key-sens'.I10 'variables32-key-sens'.K2:'variables32-key-sens'.L2 'variables32-key-sens'.M3:'variables32-key-sens'.N10" chart:data-source-has-labels="both" svg:x="1.331cm" svg:y="0.18cm" svg:width="14.349cm" svg:height="7.857cm">
          <chart:coordinate-region svg:x="2.746cm" svg:y="0.379cm" svg:width="12.934cm" svg:height="7.011cm"/>
          <chart:axis chart:dimension="x" chart:name="primary-x" chart:style-name="ch4" chartooo:axis-type="auto">
            <chartooo:date-scale/>
            <chart:categories table:cell-range-address="'variables32-key-sens'.I3:'variables32-key-sens'.I10"/>
          </chart:axis>
          <chart:axis chart:dimension="y" chart:name="primary-y" chart:style-name="ch5">
            <chart:title svg:x="0.451cm" svg:y="5.303cm" chart:style-name="ch6">
              <text:p>Importância (%)</text:p>
            </chart:title>
            <chart:grid chart:style-name="ch7" chart:class="major"/>
          </chart:axis>
          <chart:series chart:style-name="ch8" chart:values-cell-range-address="'variables32-key-sens'.M3:'variables32-key-sens'.M10" chart:label-cell-address="'variables32-key-sens'.K2:'variables32-key-sens'.K2" chart:class="chart:bar">
            <chart:data-point chart:repeated="8"/>
          </chart:series>
          <chart:series chart:style-name="ch9" chart:values-cell-range-address="'variables32-key-sens'.N3:'variables32-key-sens'.N10" chart:label-cell-address="'variables32-key-sens'.L2:'variables32-key-sens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dos</text:p>
                <draw:g>
                  <svg:desc>'variables32-key-sens'.K2:'variables32-key-sens'.K2</svg:desc>
                </draw:g>
              </table:table-cell>
              <table:table-cell office:value-type="string">
                <text:p>Apenas 90%</text:p>
                <draw:g>
                  <svg:desc>'variables32-key-sens'.L2:'variables32-key-sens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</text:p>
                <draw:g>
                  <svg:desc>'variables32-key-sens'.I3:'variables32-key-sens'.I10</svg:desc>
                </draw:g>
              </table:table-cell>
              <table:table-cell office:value-type="float" office:value="0.3743">
                <text:p>0.3743</text:p>
                <draw:g>
                  <svg:desc>'variables32-key-sens'.M3:'variables32-key-sens'.M10</svg:desc>
                </draw:g>
              </table:table-cell>
              <table:table-cell office:value-type="float" office:value="0.4227">
                <text:p>0.4227</text:p>
                <draw:g>
                  <svg:desc>'variables32-key-sens'.N3:'variables32-key-sens'.N10</svg:desc>
                </draw:g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0.249">
                <text:p>0.249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gy</text:p>
              </table:table-cell>
              <table:table-cell office:value-type="float" office:value="0.1305">
                <text:p>0.1305</text:p>
              </table:table-cell>
              <table:table-cell office:value-type="float" office:value="0.1577">
                <text:p>0.1577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1246">
                <text:p>0.12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819">
                <text:p>0.081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92">
                <text:p>0.019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ps</text:p>
              </table:table-cell>
              <table:table-cell office:value-type="float" office:value="0.0119">
                <text:p>0.0119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0.0086">
                <text:p>0.00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